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Fin_20_de_20_línea_20_1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marker-end="Fin_20_de_20_línea_20_1" draw:fill="solid" draw:fill-color="#f1ebdf" draw:textarea-horizontal-align="justify" draw:textarea-vertical-align="middle" draw:auto-grow-height="false"/>
    </style:style>
    <style:style style:name="gr3" style:family="graphic" style:parent-style-name="standard">
      <style:graphic-properties draw:marker-end="Fin_20_de_20_línea_20_1" draw:fill="solid" draw:fill-color="#ffe6be" draw:textarea-horizontal-align="justify" draw:textarea-vertical-align="middle" draw:auto-grow-height="false"/>
    </style:style>
    <style:style style:name="gr4" style:family="graphic" style:parent-style-name="standard">
      <style:graphic-properties draw:marker-end="Fin_20_de_20_línea_20_1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marker-end="Fin_20_de_20_línea_20_1" draw:fill="solid" draw:fill-color="#e6ff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2_20_Dots_20_3_20_Dashes" svg:stroke-width="0.05cm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-dash="Fine_20_Dashed" draw:marker-end="Fin_20_de_20_línea_20_1" draw:fill="solid" draw:fill-color="#ebebff" draw:textarea-horizontal-align="justify" draw:textarea-vertical-align="middle" draw:auto-grow-height="false"/>
    </style:style>
    <style:style style:name="gr8" style:family="graphic" style:parent-style-name="standard">
      <style:graphic-properties draw:stroke-dash="Fine_20_Dashed" draw:marker-end="Fin_20_de_20_línea_20_1"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marker-end="Fin_20_de_20_línea_20_1" draw:fill="solid" draw:fill-color="#e6ffe6" draw:textarea-horizontal-align="justify" draw:textarea-vertical-align="middle" draw:auto-grow-height="false"/>
    </style:style>
    <style:style style:name="gr10" style:family="graphic" style:parent-style-name="standard">
      <style:graphic-properties draw:marker-end="Fin_20_de_20_línea_20_1" draw:textarea-horizontal-align="justify" draw:textarea-vertical-align="middle" draw:auto-grow-height="false"/>
    </style:style>
    <style:style style:name="gr11" style:family="graphic" style:parent-style-name="standard">
      <style:graphic-properties draw:marker-end="Fin_20_de_20_línea_20_1" draw:fill-color="#f1ebd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Fin_20_de_20_línea_20_1" draw:marker-end-width="0.3cm" draw:fill="none" draw:textarea-horizontal-align="center" draw:textarea-vertical-align="middle"/>
    </style:style>
    <style:style style:name="gr13" style:family="graphic" style:parent-style-name="standard">
      <style:graphic-properties draw:marker-end="Fin_20_de_20_línea_20_1" draw:fill="solid" draw:fill-color="#ccffcc" draw:textarea-horizontal-align="justify" draw:textarea-vertical-align="middle" draw:auto-grow-height="false"/>
    </style:style>
    <style:style style:name="gr14" style:family="graphic" style:parent-style-name="standard">
      <style:graphic-properties draw:marker-end="Fin_20_de_20_línea_20_1" draw:fill-color="#ffcccc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draw:marker-end="Fin_20_de_20_línea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marker-end="Fin_20_de_20_línea_20_1" draw:fill-color="#cfe7f5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marker-end="Fin_20_de_20_línea_20_1" draw:fill="none" draw:fill-color="#ffffff" fo:min-height="1cm"/>
    </style:style>
    <style:style style:name="gr18" style:family="graphic" style:parent-style-name="objectwithoutfill">
      <style:graphic-properties draw:stroke="dash" draw:stroke-dash="Fine_20_Dashed" draw:marker-start="Fin_20_de_20_línea_20_1" draw:marker-end="Fin_20_de_20_línea_20_1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objectwithoutfill">
      <style:graphic-properties draw:marker-start="Fin_20_de_20_línea_20_1" draw:marker-end="Fin_20_de_20_línea_20_1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" fo:font-size="12pt" fo:language="zxx" fo:country="none" style:letter-kerning="true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1.348cm" svg:height="11.541cm" svg:x="13.652cm" svg:y="62.065cm">
          <text:p/>
          <draw:enhanced-geometry svg:viewBox="0 0 21600 21600" draw:path-stretchpoint-x="10800" draw:path-stretchpoint-y="10800" draw:text-areas="?f3 ?f4 ?f5 ?f6" draw:type="round-rectangle" draw:modifiers="691.703056768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1.348cm" svg:height="17.735cm" svg:x="13.652cm" svg:y="75.765cm">
          <text:p/>
          <draw:enhanced-geometry svg:viewBox="0 0 21600 21600" draw:path-stretchpoint-x="10800" draw:path-stretchpoint-y="10800" draw:text-areas="?f3 ?f4 ?f5 ?f6" draw:type="round-rectangle" draw:modifiers="691.703056768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1.348cm" svg:height="10.803cm" svg:x="13.652cm" svg:y="49.164cm">
          <text:p/>
          <draw:enhanced-geometry svg:viewBox="0 0 21600 21600" draw:path-stretchpoint-x="10800" draw:path-stretchpoint-y="10800" draw:text-areas="?f3 ?f4 ?f5 ?f6" draw:type="round-rectangle" draw:modifiers="691.703056768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1.348cm" svg:height="14.038cm" svg:x="13.652cm" svg:y="32.864cm">
          <text:p/>
          <draw:enhanced-geometry svg:viewBox="0 0 21600 21600" draw:path-stretchpoint-x="10800" draw:path-stretchpoint-y="10800" draw:text-areas="?f3 ?f4 ?f5 ?f6" draw:type="round-rectangle" draw:modifiers="691.703056768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1.348cm" svg:height="7.751cm" svg:x="13.652cm" svg:y="24.113cm">
          <text:p/>
          <draw:enhanced-geometry svg:viewBox="0 0 21600 21600" draw:path-stretchpoint-x="10800" draw:path-stretchpoint-y="10800" draw:text-areas="?f3 ?f4 ?f5 ?f6" draw:type="round-rectangle" draw:modifiers="1734.59471081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9.282cm" svg:y1="30.164cm" svg:x2="29.282cm" svg:y2="92.664cm">
          <text:p/>
        </draw:line>
        <draw:custom-shape draw:style-name="gr7" draw:text-style-name="P1" draw:layer="layout" svg:width="6.899cm" svg:height="4.291cm" svg:x="1.079cm" svg:y="17.964cm">
          <text:p/>
          <draw:enhanced-geometry svg:viewBox="0 0 21600 21600" draw:path-stretchpoint-x="10800" draw:path-stretchpoint-y="10800" draw:text-areas="?f3 ?f4 ?f5 ?f6" draw:type="round-rectangle" draw:modifiers="1734.59471081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64" draw:id="id64" draw:layer="layout" svg:width="43.348cm" svg:height="11.179cm" svg:x="7.652cm" svg:y="5.088cm">
          <text:p/>
          <draw:enhanced-geometry svg:viewBox="0 0 21600 21600" draw:path-stretchpoint-x="10800" draw:path-stretchpoint-y="10800" draw:text-areas="?f3 ?f4 ?f5 ?f6" draw:type="round-rectangle" draw:modifiers="1006.5831842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1" draw:id="id61" draw:layer="layout" svg:width="31.348cm" svg:height="5.577cm" svg:x="13.652cm" svg:y="17.388cm">
          <text:p/>
          <draw:enhanced-geometry svg:viewBox="0 0 21600 21600" draw:path-stretchpoint-x="10800" draw:path-stretchpoint-y="10800" draw:text-areas="?f3 ?f4 ?f5 ?f6" draw:type="round-rectangle" draw:modifiers="1734.59471081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" draw:id="id2" draw:layer="layout" svg:width="4.5cm" svg:height="1cm" svg:x="29.136cm" svg:y="5.464cm">
          <text:p text:style-name="P1"><text:span text:style-name="T1">PseudoInve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4cm" svg:height="1cm" svg:x="18.844cm" svg:y="2.764cm">
          <text:p text:style-name="P1"><text:span text:style-name="T1">Target.fas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xml:id="id3" draw:id="id3" draw:layer="layout" svg:width="4cm" svg:height="1cm" svg:x="24.637cm" svg:y="7.065cm">
          <text:p text:style-name="P1"><text:span text:style-name="T1">Decoy.fas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0.844cm" svg:y1="3.764cm" svg:x2="31.386cm" svg:y2="5.464cm" draw:start-shape="id1" draw:start-glue-point="7" draw:end-shape="id2" draw:end-glue-point="0" svg:d="M20844 3764c0 1276 10542 427 10542 1700" svg:viewBox="0 0 10543 1701">
          <text:p/>
        </draw:connector>
        <draw:connector draw:style-name="gr12" draw:text-style-name="P1" draw:layer="layout" draw:type="curve" svg:x1="29.136cm" svg:y1="5.964cm" svg:x2="26.637cm" svg:y2="7.065cm" draw:start-shape="id2" draw:start-glue-point="3" draw:end-shape="id3" draw:end-glue-point="5" svg:d="M29136 5964c-1666 0-2499 367-2499 1101" svg:viewBox="0 0 2500 1102">
          <text:p/>
        </draw:connector>
        <draw:custom-shape draw:style-name="gr13" draw:text-style-name="P2" xml:id="id4" draw:id="id4" draw:layer="layout" svg:width="4.5cm" svg:height="1cm" svg:x="20.027cm" svg:y="18.165cm">
          <text:p text:style-name="P1"><text:span text:style-name="T1">Separated Search</text:span></text:p>
          <text:p text:style-name="P1"><text:span text:style-name="T1">(Tandem, PD, Masco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0.844cm" svg:y1="3.764cm" svg:x2="22.277cm" svg:y2="18.165cm" draw:start-shape="id1" draw:start-glue-point="7" draw:end-shape="id4" draw:end-glue-point="0" svg:d="M20844 3764c0 10801 1433 3601 1433 14401" svg:viewBox="0 0 1434 14402">
          <text:p/>
        </draw:connector>
        <draw:connector draw:style-name="gr12" draw:text-style-name="P1" draw:layer="layout" draw:type="curve" svg:x1="26.637cm" svg:y1="8.065cm" svg:x2="22.277cm" svg:y2="18.165cm" draw:start-shape="id3" draw:start-glue-point="7" draw:end-shape="id4" svg:d="M26637 8065c0 7576-4360 2527-4360 10100" svg:viewBox="0 0 4361 10101">
          <text:p/>
        </draw:connector>
        <draw:custom-shape draw:style-name="gr13" draw:text-style-name="P2" xml:id="id5" draw:id="id5" draw:layer="layout" svg:width="2.3cm" svg:height="1cm" svg:x="15.834cm" svg:y="20.365cm">
          <text:p text:style-name="P1"><text:span text:style-name="T1">Target.t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6" draw:id="id6" draw:layer="layout" svg:width="2.3cm" svg:height="1cm" svg:x="18.477cm" svg:y="20.366cm">
          <text:p text:style-name="P1"><text:span text:style-name="T1">Target.ms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7" draw:id="id7" draw:layer="layout" svg:width="2.3cm" svg:height="1cm" svg:x="21.136cm" svg:y="20.367cm">
          <text:p text:style-name="P1"><text:span text:style-name="T1">Target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8" draw:id="id8" draw:layer="layout" svg:width="2.3cm" svg:height="1cm" svg:x="23.779cm" svg:y="20.368cm">
          <text:p text:style-name="P1"><text:span text:style-name="T1">Target.da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9" draw:id="id9" draw:layer="layout" svg:width="2.3cm" svg:height="1cm" svg:x="26.48cm" svg:y="20.369cm">
          <text:p text:style-name="P1"><text:span text:style-name="T1">Target.mzi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2.277cm" svg:y1="19.165cm" svg:x2="16.984cm" svg:y2="20.365cm" draw:start-shape="id4" draw:start-glue-point="2" draw:end-shape="id5" draw:end-glue-point="5" svg:d="M22277 19165c0 901-5293 302-5293 1200" svg:viewBox="0 0 5294 1201">
          <text:p/>
        </draw:connector>
        <draw:connector draw:style-name="gr12" draw:text-style-name="P1" draw:layer="layout" draw:type="curve" svg:x1="22.277cm" svg:y1="19.165cm" svg:x2="19.627cm" svg:y2="20.366cm" draw:start-shape="id4" draw:start-glue-point="2" draw:end-shape="id6" draw:end-glue-point="5" svg:d="M22277 19165c0 901-2650 301-2650 1201" svg:viewBox="0 0 2651 1202">
          <text:p/>
        </draw:connector>
        <draw:connector draw:style-name="gr12" draw:text-style-name="P1" draw:layer="layout" draw:type="curve" svg:x1="22.277cm" svg:y1="19.165cm" svg:x2="22.286cm" svg:y2="20.367cm" draw:start-shape="id4" draw:start-glue-point="2" draw:end-shape="id7" draw:end-glue-point="5" svg:d="M22277 19165c0 903 9 302 9 1202" svg:viewBox="0 0 10 1203">
          <text:p/>
        </draw:connector>
        <draw:connector draw:style-name="gr12" draw:text-style-name="P1" draw:layer="layout" draw:type="curve" svg:x1="22.277cm" svg:y1="19.165cm" svg:x2="24.929cm" svg:y2="20.368cm" draw:start-shape="id4" draw:start-glue-point="2" draw:end-shape="id8" draw:end-glue-point="5" svg:d="M22277 19165c0 903 2652 302 2652 1203" svg:viewBox="0 0 2653 1204">
          <text:p/>
        </draw:connector>
        <draw:connector draw:style-name="gr12" draw:text-style-name="P1" draw:layer="layout" draw:type="curve" svg:x1="22.277cm" svg:y1="19.165cm" svg:x2="27.63cm" svg:y2="20.369cm" draw:start-shape="id4" draw:start-glue-point="2" draw:end-shape="id9" draw:end-glue-point="5" svg:d="M22277 19165c0 904 5353 303 5353 1204" svg:viewBox="0 0 5354 1205">
          <text:p/>
        </draw:connector>
        <draw:custom-shape draw:style-name="gr10" draw:text-style-name="P2" xml:id="id11" draw:id="id11" draw:layer="layout" svg:width="4.5cm" svg:height="1cm" svg:x="20.027cm" svg:y="24.765cm">
          <text:p text:style-name="P1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6.984cm" svg:y1="22.566cm" svg:x2="22.277cm" svg:y2="24.765cm" draw:start-shape="id10" draw:start-glue-point="7" draw:end-shape="id11" draw:end-glue-point="0" svg:d="M16984 22566c0 1650 5293 551 5293 2199" svg:viewBox="0 0 5294 2200">
          <text:p/>
        </draw:connector>
        <draw:connector draw:style-name="gr12" draw:text-style-name="P1" draw:layer="layout" draw:type="curve" svg:x1="19.627cm" svg:y1="22.567cm" svg:x2="22.277cm" svg:y2="24.765cm" draw:start-shape="id12" draw:start-glue-point="7" draw:end-shape="id11" svg:d="M19627 22567c0 1650 2650 551 2650 2198" svg:viewBox="0 0 2651 2199">
          <text:p/>
        </draw:connector>
        <draw:connector draw:style-name="gr12" draw:text-style-name="P1" draw:layer="layout" draw:type="curve" svg:x1="22.286cm" svg:y1="22.568cm" svg:x2="22.277cm" svg:y2="24.765cm" draw:start-shape="id13" draw:start-glue-point="7" draw:end-shape="id11" draw:end-glue-point="0" svg:d="M22286 22568c0 1648-9 550-9 2197" svg:viewBox="0 0 10 2198">
          <text:p/>
        </draw:connector>
        <draw:connector draw:style-name="gr12" draw:text-style-name="P1" draw:layer="layout" draw:type="curve" svg:x1="24.929cm" svg:y1="22.569cm" svg:x2="22.277cm" svg:y2="24.765cm" draw:start-shape="id14" draw:start-glue-point="7" draw:end-shape="id11" draw:end-glue-point="0" svg:d="M24929 22569c0 1648-2652 551-2652 2196" svg:viewBox="0 0 2653 2197">
          <text:p/>
        </draw:connector>
        <draw:connector draw:style-name="gr12" draw:text-style-name="P1" draw:layer="layout" draw:type="curve" svg:x1="27.63cm" svg:y1="22.57cm" svg:x2="22.277cm" svg:y2="24.765cm" draw:start-shape="id15" draw:start-glue-point="7" draw:end-shape="id11" draw:end-glue-point="0" svg:d="M27630 22570c0 1647-5353 550-5353 2195" svg:viewBox="0 0 5354 2196">
          <text:p/>
        </draw:connector>
        <draw:custom-shape draw:style-name="gr10" draw:text-style-name="P2" xml:id="id16" draw:id="id16" draw:layer="layout" svg:width="4.5cm" svg:height="1cm" svg:x="45.964cm" svg:y="8.964cm">
          <text:p text:style-name="P1"><text:span text:style-name="T1">Dig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6.637cm" svg:y1="8.065cm" svg:x2="45.964cm" svg:y2="9.464cm" draw:start-shape="id3" draw:start-glue-point="7" draw:end-shape="id16" svg:d="M26637 8065c0 933 6442 1399 19327 1399" svg:viewBox="0 0 19328 1400">
          <text:p/>
        </draw:connector>
        <draw:connector draw:style-name="gr12" draw:text-style-name="P1" draw:layer="layout" draw:type="curve" svg:x1="48.214cm" svg:y1="9.964cm" svg:x2="45.497cm" svg:y2="10.967cm" draw:start-shape="id16" draw:start-glue-point="2" draw:end-shape="id17" draw:end-glue-point="5" svg:d="M48214 9964c0 753-2717 252-2717 1003" svg:viewBox="0 0 2718 1004">
          <text:p/>
        </draw:connector>
        <draw:connector draw:style-name="gr12" draw:text-style-name="P1" draw:layer="layout" draw:type="curve" svg:x1="48.214cm" svg:y1="13.967cm" svg:x2="48.197cm" svg:y2="14.966cm" draw:start-shape="id18" draw:start-glue-point="2" draw:end-shape="id19" draw:end-glue-point="5" svg:d="M48214 13967c0 750-17 251-17 999" svg:viewBox="0 0 18 1000">
          <text:p/>
        </draw:connector>
        <draw:custom-shape draw:style-name="gr10" draw:text-style-name="P2" xml:id="id20" draw:id="id20" draw:layer="layout" svg:width="4.5cm" svg:height="1cm" svg:x="27.03cm" svg:y="45.467cm">
          <text:p text:style-name="P1"><text:span text:style-name="T1">Fdr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1" draw:id="id21" draw:layer="layout" svg:width="4cm" svg:height="1cm" svg:x="24.276cm" svg:y="47.568cm">
          <text:p text:style-name="P1"><text:span text:style-name="T1">FdrPep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46.467cm" svg:x2="26.276cm" svg:y2="47.568cm" draw:start-shape="id20" draw:start-glue-point="2" draw:end-shape="id21" draw:end-glue-point="5" svg:d="M29280 46467c0 826-3004 276-3004 1101" svg:viewBox="0 0 3005 1102">
          <text:p/>
        </draw:connector>
        <draw:custom-shape draw:style-name="gr11" draw:text-style-name="P2" xml:id="id22" draw:id="id22" draw:layer="layout" svg:width="4cm" svg:height="1cm" svg:x="34.171cm" svg:y="7.066cm">
          <text:p text:style-name="P1"><text:span text:style-name="T1">TD.fas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3.636cm" svg:y1="5.964cm" svg:x2="36.171cm" svg:y2="7.066cm" draw:start-shape="id2" draw:end-shape="id22" draw:end-glue-point="5" svg:d="M33636 5964c1690 0 2535 367 2535 1102" svg:viewBox="0 0 2536 1103">
          <text:p/>
        </draw:connector>
        <draw:custom-shape draw:style-name="gr13" draw:text-style-name="P2" xml:id="id10" draw:id="id10" draw:layer="layout" svg:width="2.3cm" svg:height="1cm" svg:x="15.834cm" svg:y="21.566cm">
          <text:p text:style-name="P1"><text:span text:style-name="T1">Decoy.t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2" draw:id="id12" draw:layer="layout" svg:width="2.3cm" svg:height="1cm" svg:x="18.477cm" svg:y="21.567cm">
          <text:p text:style-name="P1"><text:span text:style-name="T1">Decoy.ms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3" draw:id="id13" draw:layer="layout" svg:width="2.3cm" svg:height="1cm" svg:x="21.136cm" svg:y="21.568cm">
          <text:p text:style-name="P1"><text:span text:style-name="T1">Decoy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4" draw:id="id14" draw:layer="layout" svg:width="2.3cm" svg:height="1cm" svg:x="23.779cm" svg:y="21.569cm">
          <text:p text:style-name="P1"><text:span text:style-name="T1">Decoy.da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5" draw:id="id15" draw:layer="layout" svg:width="2.3cm" svg:height="1cm" svg:x="26.48cm" svg:y="21.57cm">
          <text:p text:style-name="P1"><text:span text:style-name="T1">Decoy.mzi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23" draw:id="id23" draw:layer="layout" svg:width="4cm" svg:height="1cm" svg:x="17.993cm" svg:y="26.366cm">
          <text:p text:style-name="P1"><text:span text:style-name="T1">Psm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24" draw:id="id24" draw:layer="layout" svg:width="4cm" svg:height="1cm" svg:x="22.693cm" svg:y="26.367cm">
          <text:p text:style-name="P1"><text:span text:style-name="T1">PsmDecoy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25" draw:id="id25" draw:layer="layout" svg:width="4.5cm" svg:height="1cm" svg:x="20.028cm" svg:y="27.866cm">
          <text:p text:style-name="P1"><text:span text:style-name="T1">Compet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6" draw:id="id26" draw:layer="layout" svg:width="4cm" svg:height="1cm" svg:x="20.265cm" svg:y="30.467cm">
          <text:p text:style-name="P1"><text:span text:style-name="T1">CompPsm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27" draw:id="id27" draw:layer="layout" svg:width="4cm" svg:height="1cm" svg:x="34.193cm" svg:y="30.468cm">
          <text:p text:style-name="P1"><text:span text:style-name="T1">CompPsmDecoy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2.277cm" svg:y1="25.765cm" svg:x2="19.993cm" svg:y2="26.366cm" draw:start-shape="id11" draw:start-glue-point="2" draw:end-shape="id23" draw:end-glue-point="5" svg:d="M22277 25765c0 451-2284 151-2284 601" svg:viewBox="0 0 2285 602">
          <text:p/>
        </draw:connector>
        <draw:connector draw:style-name="gr12" draw:text-style-name="P1" draw:layer="layout" draw:type="curve" svg:x1="22.277cm" svg:y1="25.765cm" svg:x2="24.693cm" svg:y2="26.367cm" draw:start-shape="id11" draw:start-glue-point="2" draw:end-shape="id24" draw:end-glue-point="5" svg:d="M22277 25765c0 453 2416 152 2416 602" svg:viewBox="0 0 2417 603">
          <text:p/>
        </draw:connector>
        <draw:connector draw:style-name="gr12" draw:text-style-name="P1" draw:layer="layout" draw:type="curve" svg:x1="19.993cm" svg:y1="27.366cm" svg:x2="22.278cm" svg:y2="27.866cm" draw:start-shape="id23" draw:start-glue-point="7" draw:end-shape="id25" draw:end-glue-point="0" svg:d="M19993 27366c0 376 2285 127 2285 500" svg:viewBox="0 0 2286 501">
          <text:p/>
        </draw:connector>
        <draw:connector draw:style-name="gr12" draw:text-style-name="P1" draw:layer="layout" draw:type="curve" svg:x1="24.693cm" svg:y1="27.367cm" svg:x2="22.278cm" svg:y2="27.866cm" draw:start-shape="id24" draw:start-glue-point="7" draw:end-shape="id25" draw:end-glue-point="0" svg:d="M24693 27367c0 375-2415 126-2415 499" svg:viewBox="0 0 2416 500">
          <text:p/>
        </draw:connector>
        <draw:connector draw:style-name="gr12" draw:text-style-name="P1" draw:layer="layout" draw:type="curve" svg:x1="22.278cm" svg:y1="28.866cm" svg:x2="22.265cm" svg:y2="30.467cm" draw:start-shape="id25" draw:start-glue-point="2" draw:end-shape="id26" draw:end-glue-point="5" svg:d="M22278 28866c0 1201-13 401-13 1601" svg:viewBox="0 0 14 1602">
          <text:p/>
        </draw:connector>
        <draw:connector draw:style-name="gr12" draw:text-style-name="P1" draw:layer="layout" draw:type="curve" svg:x1="22.278cm" svg:y1="28.866cm" svg:x2="36.193cm" svg:y2="30.468cm" draw:start-shape="id25" draw:start-glue-point="2" draw:end-shape="id27" draw:end-glue-point="5" svg:d="M22278 28866c0 1203 13915 402 13915 1602" svg:viewBox="0 0 13916 1603">
          <text:p/>
        </draw:connector>
        <draw:custom-shape draw:style-name="gr13" draw:text-style-name="P2" xml:id="id28" draw:id="id28" draw:layer="layout" svg:width="4.5cm" svg:height="1cm" svg:x="33.927cm" svg:y="18.166cm">
          <text:p text:style-name="P1"><text:span text:style-name="T1">Concatenated Search</text:span></text:p>
          <text:p text:style-name="P1"><text:span text:style-name="T1">(Tandem, PD, Masco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30" draw:id="id30" draw:layer="layout" svg:width="2.3cm" svg:height="1cm" svg:x="29.776cm" svg:y="20.366cm">
          <text:p text:style-name="P1"><text:span text:style-name="T1">TD.t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1" draw:id="id31" draw:layer="layout" svg:width="2.3cm" svg:height="1cm" svg:x="32.406cm" svg:y="20.367cm">
          <text:p text:style-name="P1"><text:span text:style-name="T1">TD.ms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2" draw:id="id32" draw:layer="layout" svg:width="2.3cm" svg:height="1cm" svg:x="35.02cm" svg:y="20.368cm">
          <text:p text:style-name="P1"><text:span text:style-name="T1">TD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3" draw:id="id33" draw:layer="layout" svg:width="2.3cm" svg:height="1cm" svg:x="37.637cm" svg:y="20.369cm">
          <text:p text:style-name="P1"><text:span text:style-name="T1">TD.da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4" draw:id="id34" draw:layer="layout" svg:width="2.3cm" svg:height="1cm" svg:x="40.251cm" svg:y="20.37cm">
          <text:p text:style-name="P1"><text:span text:style-name="T1">TD.mzi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6.171cm" svg:y1="8.066cm" svg:x2="36.177cm" svg:y2="18.166cm" draw:start-shape="id22" draw:start-glue-point="7" draw:end-shape="id28" draw:end-glue-point="0" svg:d="M36171 8066c0 7576 6 2527 6 10100" svg:viewBox="0 0 7 10101">
          <text:p/>
        </draw:connector>
        <draw:connector draw:style-name="gr15" draw:text-style-name="P1" draw:layer="layout" draw:type="curve" svg:x1="36.171cm" svg:y1="8.066cm" svg:x2="48.214cm" svg:y2="8.964cm" draw:start-shape="id22" draw:start-glue-point="7" draw:end-shape="id16" draw:end-glue-point="0" svg:d="M36171 8066c0 753 5897 503 5897 450 0-52 6146-303 6146 448" svg:viewBox="0 0 12044 899">
          <text:p/>
        </draw:connector>
        <draw:custom-shape draw:style-name="gr10" draw:text-style-name="P2" xml:id="id29" draw:id="id29" draw:layer="layout" svg:width="4.5cm" svg:height="1cm" svg:x="33.928cm" svg:y="27.867cm">
          <text:p text:style-name="P1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6.178cm" svg:y1="28.867cm" svg:x2="22.265cm" svg:y2="30.467cm" draw:start-shape="id29" draw:start-glue-point="2" draw:end-shape="id26" draw:end-glue-point="5" svg:d="M36178 28867c0 1201-13913 402-13913 1600" svg:viewBox="0 0 13914 1601">
          <text:p/>
        </draw:connector>
        <draw:connector draw:style-name="gr12" draw:text-style-name="P1" draw:layer="layout" draw:type="curve" svg:x1="36.178cm" svg:y1="28.867cm" svg:x2="36.193cm" svg:y2="30.468cm" draw:start-shape="id29" draw:start-glue-point="2" draw:end-shape="id27" draw:end-glue-point="5" svg:d="M36178 28867c0 1201 15 401 15 1601" svg:viewBox="0 0 16 1602">
          <text:p/>
        </draw:connector>
        <draw:connector draw:style-name="gr12" draw:text-style-name="P1" draw:layer="layout" draw:type="curve" svg:x1="30.926cm" svg:y1="21.366cm" svg:x2="36.178cm" svg:y2="27.867cm" draw:start-shape="id30" draw:start-glue-point="7" draw:end-shape="id29" draw:end-glue-point="0" svg:d="M30926 21366c0 4876 5252 1626 5252 6501" svg:viewBox="0 0 5253 6502">
          <text:p/>
        </draw:connector>
        <draw:connector draw:style-name="gr12" draw:text-style-name="P1" draw:layer="layout" draw:type="curve" svg:x1="33.556cm" svg:y1="21.367cm" svg:x2="36.178cm" svg:y2="27.867cm" draw:start-shape="id31" draw:start-glue-point="7" draw:end-shape="id29" svg:d="M33556 21367c0 4876 2622 1627 2622 6500" svg:viewBox="0 0 2623 6501">
          <text:p/>
        </draw:connector>
        <draw:connector draw:style-name="gr12" draw:text-style-name="P1" draw:layer="layout" draw:type="curve" svg:x1="36.17cm" svg:y1="21.368cm" svg:x2="36.178cm" svg:y2="27.867cm" draw:start-shape="id32" draw:start-glue-point="7" draw:end-shape="id29" draw:end-glue-point="0" svg:d="M36170 21368c0 4875 8 1626 8 6499" svg:viewBox="0 0 9 6500">
          <text:p/>
        </draw:connector>
        <draw:connector draw:style-name="gr12" draw:text-style-name="P1" draw:layer="layout" draw:type="curve" svg:x1="38.787cm" svg:y1="21.369cm" svg:x2="36.178cm" svg:y2="27.867cm" draw:start-shape="id33" draw:start-glue-point="7" draw:end-shape="id29" draw:end-glue-point="0" svg:d="M38787 21369c0 4875-2609 1626-2609 6498" svg:viewBox="0 0 2610 6499">
          <text:p/>
        </draw:connector>
        <draw:connector draw:style-name="gr12" draw:text-style-name="P1" draw:layer="layout" draw:type="curve" svg:x1="41.401cm" svg:y1="21.37cm" svg:x2="36.178cm" svg:y2="27.867cm" draw:start-shape="id34" draw:start-glue-point="7" draw:end-shape="id29" draw:end-glue-point="0" svg:d="M41401 21370c0 4873-5223 1625-5223 6497" svg:viewBox="0 0 5224 6498">
          <text:p/>
        </draw:connector>
        <draw:connector draw:style-name="gr12" draw:text-style-name="P1" draw:layer="layout" draw:type="curve" svg:x1="36.177cm" svg:y1="19.166cm" svg:x2="30.926cm" svg:y2="20.366cm" draw:start-shape="id28" draw:start-glue-point="2" draw:end-shape="id30" svg:d="M36177 19166c0 901-5251 302-5251 1200" svg:viewBox="0 0 5252 1201">
          <text:p/>
        </draw:connector>
        <draw:connector draw:style-name="gr12" draw:text-style-name="P1" draw:layer="layout" draw:type="curve" svg:x1="36.177cm" svg:y1="19.166cm" svg:x2="33.556cm" svg:y2="20.367cm" draw:start-shape="id28" draw:start-glue-point="2" draw:end-shape="id31" svg:d="M36177 19166c0 901-2621 301-2621 1201" svg:viewBox="0 0 2622 1202">
          <text:p/>
        </draw:connector>
        <draw:connector draw:style-name="gr12" draw:text-style-name="P1" draw:layer="layout" draw:type="curve" svg:x1="36.177cm" svg:y1="19.166cm" svg:x2="36.17cm" svg:y2="20.368cm" draw:start-shape="id28" draw:start-glue-point="2" draw:end-shape="id32" draw:end-glue-point="5" svg:d="M36177 19166c0 903-7 302-7 1202" svg:viewBox="0 0 8 1203">
          <text:p/>
        </draw:connector>
        <draw:connector draw:style-name="gr12" draw:text-style-name="P1" draw:layer="layout" draw:type="curve" svg:x1="36.177cm" svg:y1="19.166cm" svg:x2="38.787cm" svg:y2="20.369cm" draw:start-shape="id28" draw:start-glue-point="2" draw:end-shape="id33" draw:end-glue-point="5" svg:d="M36177 19166c0 903 2610 302 2610 1203" svg:viewBox="0 0 2611 1204">
          <text:p/>
        </draw:connector>
        <draw:connector draw:style-name="gr12" draw:text-style-name="P1" draw:layer="layout" draw:type="curve" svg:x1="36.177cm" svg:y1="19.166cm" svg:x2="41.401cm" svg:y2="20.37cm" draw:start-shape="id28" draw:start-glue-point="2" draw:end-shape="id34" draw:end-glue-point="5" svg:d="M36177 19166c0 904 5224 303 5224 1204" svg:viewBox="0 0 5225 1205">
          <text:p/>
        </draw:connector>
        <draw:custom-shape draw:style-name="gr14" draw:text-style-name="P2" xml:id="id36" draw:id="id36" draw:layer="layout" svg:width="4cm" svg:height="1cm" svg:x="20.296cm" svg:y="35.665cm">
          <text:p text:style-name="P1"><text:span text:style-name="T1">FilterPsmTarget.ts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xml:id="id37" draw:id="id37" draw:layer="layout" svg:width="4cm" svg:height="1cm" svg:x="15.891cm" svg:y="35.666cm">
          <text:p text:style-name="P1"><text:span text:style-name="T1">Psm2PepTarget.ts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2.279cm" svg:y1="34.569cm" svg:x2="22.296cm" svg:y2="35.665cm" draw:start-shape="id35" draw:start-glue-point="2" draw:end-shape="id36" draw:end-glue-point="5" svg:d="M22279 34569c0 823 17 276 17 1096" svg:viewBox="0 0 18 1097">
          <text:p/>
        </draw:connector>
        <draw:connector draw:style-name="gr15" draw:text-style-name="P1" draw:layer="layout" draw:type="curve" svg:x1="22.279cm" svg:y1="34.569cm" svg:x2="17.891cm" svg:y2="35.666cm" draw:start-shape="id35" draw:start-glue-point="2" draw:end-shape="id37" draw:end-glue-point="5" svg:d="M22279 34569c0 823-4388 275-4388 1097" svg:viewBox="0 0 4389 1098">
          <text:p/>
        </draw:connector>
        <draw:custom-shape draw:style-name="gr16" draw:text-style-name="P2" xml:id="id38" draw:id="id38" draw:layer="layout" svg:width="4cm" svg:height="1cm" svg:x="24.691cm" svg:y="35.667cm">
          <text:p text:style-name="P1"><text:span text:style-name="T1">Feat2PepTarget.ts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2.279cm" svg:y1="34.569cm" svg:x2="26.691cm" svg:y2="35.667cm" draw:start-shape="id35" draw:start-glue-point="2" draw:end-shape="id38" draw:end-glue-point="5" svg:d="M22279 34569c0 825 4412 276 4412 1098" svg:viewBox="0 0 4413 1099">
          <text:p/>
        </draw:connector>
        <draw:custom-shape draw:style-name="gr10" draw:text-style-name="P2" xml:id="id40" draw:id="id40" draw:layer="layout" svg:width="4.5cm" svg:height="1cm" svg:x="15.626cm" svg:y="41.466cm">
          <text:p text:style-name="P1"><text:span text:style-name="T1">Integrato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2.296cm" svg:y1="36.665cm" svg:x2="29.28cm" svg:y2="37.57cm" draw:start-shape="id36" draw:start-glue-point="7" draw:end-shape="id39" draw:end-glue-point="0" svg:d="M22296 36665c0 753 3368 502 3368 453s3616-299 3616 452" svg:viewBox="0 0 6985 906">
          <text:p/>
        </draw:connector>
        <draw:connector draw:style-name="gr15" draw:text-style-name="P1" draw:layer="layout" draw:type="curve" svg:x1="17.891cm" svg:y1="36.666cm" svg:x2="17.876cm" svg:y2="41.466cm" draw:start-shape="id37" draw:start-glue-point="7" draw:end-shape="id40" draw:end-glue-point="0" svg:d="M17891 36666c0 3601-15 1202-15 4800" svg:viewBox="0 0 16 4801">
          <text:p/>
        </draw:connector>
        <draw:connector draw:style-name="gr15" draw:text-style-name="P1" draw:layer="layout" draw:type="curve" svg:x1="17.876cm" svg:y1="42.466cm" svg:x2="22.28cm" svg:y2="43.567cm" draw:start-shape="id40" draw:start-glue-point="2" draw:end-shape="id41" draw:end-glue-point="5" svg:d="M17876 42466c0 826 4404 276 4404 1101" svg:viewBox="0 0 4405 1102">
          <text:p/>
        </draw:connector>
        <draw:custom-shape draw:style-name="gr14" draw:text-style-name="P2" xml:id="id41" draw:id="id41" draw:layer="layout" svg:width="4cm" svg:height="1cm" svg:x="20.28cm" svg:y="43.567cm">
          <text:p text:style-name="P1"><text:span text:style-name="T1">LPPep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35" draw:id="id35" draw:layer="layout" svg:width="4.5cm" svg:height="1cm" svg:x="20.029cm" svg:y="33.569cm">
          <text:p text:style-name="P1"><text:span text:style-name="T1">Psm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2.265cm" svg:y1="31.467cm" svg:x2="22.279cm" svg:y2="33.569cm" draw:start-shape="id26" draw:start-glue-point="7" draw:end-shape="id35" svg:d="M22265 31467c0 1578 14 527 14 2102" svg:viewBox="0 0 15 2103">
          <text:p/>
        </draw:connector>
        <draw:custom-shape draw:style-name="gr10" draw:text-style-name="P2" xml:id="id42" draw:id="id42" draw:layer="layout" svg:width="4.5cm" svg:height="1cm" svg:x="8.163cm" svg:y="8.865cm">
          <text:p text:style-name="P1"><text:span text:style-name="T1">Dig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0.844cm" svg:y1="3.764cm" svg:x2="10.413cm" svg:y2="8.865cm" draw:start-shape="id1" draw:start-glue-point="7" draw:end-shape="id42" draw:end-glue-point="0" svg:d="M20844 3764c0 3826-10431 1276-10431 5101" svg:viewBox="0 0 10432 5102">
          <text:p/>
        </draw:connector>
        <draw:custom-shape draw:style-name="gr16" draw:text-style-name="P2" xml:id="id43" draw:id="id43" draw:layer="layout" svg:width="4cm" svg:height="1cm" svg:x="15.014cm" svg:y="51.665cm">
          <text:p text:style-name="P1"><text:span text:style-name="T1">Pep2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46" draw:id="id46" draw:layer="layout" svg:width="4.5cm" svg:height="1cm" svg:x="21.43cm" svg:y="53.064cm">
          <text:p text:style-name="P1"><text:span text:style-name="T1">Correc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44" draw:id="id44" draw:layer="layout" svg:width="4.5cm" svg:height="1cm" svg:x="21.426cm" svg:y="49.868cm">
          <text:p text:style-name="P1"><text:span text:style-name="T1">Integra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9.014cm" svg:y1="52.165cm" svg:x2="21.426cm" svg:y2="50.368cm" draw:start-shape="id43" draw:start-glue-point="6" draw:end-shape="id44" svg:d="M19014 52165c1809 0 603-1797 2412-1797" svg:viewBox="0 0 2413 1798">
          <text:p/>
        </draw:connector>
        <draw:custom-shape draw:style-name="gr14" draw:text-style-name="P2" xml:id="id45" draw:id="id45" draw:layer="layout" svg:width="4cm" svg:height="1cm" svg:x="21.677cm" svg:y="51.469cm">
          <text:p text:style-name="P1"><text:span text:style-name="T1">LP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3.676cm" svg:y1="50.868cm" svg:x2="23.678cm" svg:y2="51.469cm" draw:start-shape="id44" draw:start-glue-point="2" draw:end-shape="id45" draw:end-glue-point="5" svg:d="M23676 50868c0 451 2 151 2 601" svg:viewBox="0 0 3 602">
          <text:p/>
        </draw:connector>
        <draw:connector draw:style-name="gr12" draw:text-style-name="P1" draw:layer="layout" draw:type="curve" svg:x1="23.678cm" svg:y1="52.469cm" svg:x2="23.68cm" svg:y2="53.064cm" draw:start-shape="id45" draw:start-glue-point="7" draw:end-shape="id46" draw:end-glue-point="0" svg:d="M23678 52469c0 447 2 150 2 595" svg:viewBox="0 0 3 596">
          <text:p/>
        </draw:connector>
        <draw:custom-shape draw:style-name="gr14" draw:text-style-name="P2" xml:id="id47" draw:id="id47" draw:layer="layout" svg:width="4cm" svg:height="1cm" svg:x="21.677cm" svg:y="54.87cm">
          <text:p text:style-name="P1"><text:span text:style-name="T1">LPCorr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3.68cm" svg:y1="54.064cm" svg:x2="23.678cm" svg:y2="54.87cm" draw:start-shape="id46" draw:start-glue-point="2" draw:end-shape="id47" draw:end-glue-point="5" svg:d="M23680 54064c0 606-2 203-2 806" svg:viewBox="0 0 3 807">
          <text:p/>
        </draw:connector>
        <draw:connector draw:style-name="gr12" draw:text-style-name="P1" draw:layer="layout" draw:type="curve" svg:x1="10.413cm" svg:y1="9.865cm" svg:x2="13.097cm" svg:y2="10.965cm" draw:start-shape="id42" draw:start-glue-point="2" draw:end-shape="id48" draw:end-glue-point="5" svg:d="M10413 9865c0 826 2684 277 2684 1100" svg:viewBox="0 0 2685 1101">
          <text:p/>
        </draw:connector>
        <draw:connector draw:style-name="gr15" draw:text-style-name="P1" draw:layer="layout" draw:type="curve" svg:x1="36.171cm" svg:y1="8.066cm" svg:x2="12.663cm" svg:y2="9.365cm" draw:start-shape="id22" draw:start-glue-point="7" draw:end-shape="id42" svg:d="M36171 8066c0 866-7836 1299-23508 1299" svg:viewBox="0 0 23509 1300">
          <text:p/>
        </draw:connector>
        <draw:custom-shape draw:style-name="gr10" draw:text-style-name="P2" xml:id="id58" draw:id="id58" draw:layer="layout" svg:width="4.5cm" svg:height="1cm" svg:x="21.423cm" svg:y="56.665cm">
          <text:p text:style-name="P1"><text:span text:style-name="T1">Occam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49" draw:id="id49" draw:layer="layout" svg:width="4.5cm" svg:height="1cm" svg:x="18.982cm" svg:y="80.566cm">
          <text:p text:style-name="P1"><text:span text:style-name="T1">Groupe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50" draw:id="id50" draw:layer="layout" svg:width="4cm" svg:height="1cm" svg:x="19.229cm" svg:y="82.071cm">
          <text:p text:style-name="P1"><text:span text:style-name="T1">Gen2Grp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1.232cm" svg:y1="81.566cm" svg:x2="21.23cm" svg:y2="82.071cm" draw:start-shape="id49" draw:start-glue-point="2" draw:end-shape="id50" draw:end-glue-point="5" svg:d="M21232 81566c0 379-2 127-2 505" svg:viewBox="0 0 3 506">
          <text:p/>
        </draw:connector>
        <draw:custom-shape draw:style-name="gr10" draw:text-style-name="P2" xml:id="id51" draw:id="id51" draw:layer="layout" svg:width="4.5cm" svg:height="1cm" svg:x="16.178cm" svg:y="84.169cm">
          <text:p text:style-name="P1"><text:span text:style-name="T1">Integra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52" draw:id="id52" draw:layer="layout" svg:width="4cm" svg:height="1cm" svg:x="16.43cm" svg:y="85.966cm">
          <text:p text:style-name="P1"><text:span text:style-name="T1">MGrp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1.23cm" svg:y1="83.071cm" svg:x2="18.428cm" svg:y2="84.169cm" draw:start-shape="id50" draw:start-glue-point="7" draw:end-shape="id51" draw:end-glue-point="0" svg:d="M21230 83071c0 825-2802 276-2802 1098" svg:viewBox="0 0 2803 1099">
          <text:p/>
        </draw:connector>
        <draw:connector draw:style-name="gr12" draw:text-style-name="P1" draw:layer="layout" draw:type="curve" svg:x1="18.428cm" svg:y1="85.169cm" svg:x2="18.431cm" svg:y2="85.966cm" draw:start-shape="id51" draw:start-glue-point="2" draw:end-shape="id52" draw:end-glue-point="5" svg:d="M18428 85169c0 598 3 200 3 797" svg:viewBox="0 0 4 798">
          <text:p/>
        </draw:connector>
        <draw:custom-shape draw:style-name="gr10" draw:text-style-name="P2" xml:id="id53" draw:id="id53" draw:layer="layout" svg:width="4.5cm" svg:height="1cm" svg:x="21.778cm" svg:y="84.17cm">
          <text:p text:style-name="P1"><text:span text:style-name="T1">Integra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1.23cm" svg:y1="83.071cm" svg:x2="21.778cm" svg:y2="84.67cm" draw:start-shape="id50" draw:start-glue-point="7" draw:end-shape="id53" draw:end-glue-point="3" svg:d="M21230 83071c0 1066 182 1599 548 1599" svg:viewBox="0 0 549 1600">
          <text:p/>
        </draw:connector>
        <draw:custom-shape draw:style-name="gr14" draw:text-style-name="P2" xml:id="id54" draw:id="id54" draw:layer="layout" svg:width="4cm" svg:height="1cm" svg:x="22.03cm" svg:y="85.967cm">
          <text:p text:style-name="P1"><text:span text:style-name="T1">LPGrp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4.028cm" svg:y1="85.17cm" svg:x2="24.031cm" svg:y2="85.967cm" draw:start-shape="id53" draw:start-glue-point="2" draw:end-shape="id54" draw:end-glue-point="5" svg:d="M24028 85170c0 598 3 200 3 797" svg:viewBox="0 0 4 798">
          <text:p/>
        </draw:connector>
        <draw:custom-shape draw:style-name="gr10" draw:text-style-name="P2" xml:id="id55" draw:id="id55" draw:layer="layout" svg:width="4.5cm" svg:height="1cm" svg:x="18.982cm" svg:y="88.065cm">
          <text:p text:style-name="P1"><text:span text:style-name="T1">Correc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8.431cm" svg:y1="86.966cm" svg:x2="21.232cm" svg:y2="88.065cm" draw:start-shape="id52" draw:start-glue-point="7" draw:end-shape="id55" draw:end-glue-point="0" svg:d="M18431 86966c0 825 2801 276 2801 1099" svg:viewBox="0 0 2802 1100">
          <text:p/>
        </draw:connector>
        <draw:connector draw:style-name="gr12" draw:text-style-name="P1" draw:layer="layout" draw:type="curve" svg:x1="24.031cm" svg:y1="86.967cm" svg:x2="21.232cm" svg:y2="88.065cm" draw:start-shape="id54" draw:start-glue-point="7" draw:end-shape="id55" draw:end-glue-point="0" svg:d="M24031 86967c0 825-2799 276-2799 1098" svg:viewBox="0 0 2800 1099">
          <text:p/>
        </draw:connector>
        <draw:custom-shape draw:style-name="gr14" draw:text-style-name="P2" xml:id="id56" draw:id="id56" draw:layer="layout" svg:width="4cm" svg:height="1cm" svg:x="19.233cm" svg:y="89.968cm">
          <text:p text:style-name="P1"><text:span text:style-name="T1">LPCorrGrp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1.232cm" svg:y1="89.065cm" svg:x2="21.234cm" svg:y2="89.968cm" draw:start-shape="id55" draw:start-glue-point="2" draw:end-shape="id56" draw:end-glue-point="5" svg:d="M21232 89065c0 678 2 227 2 903" svg:viewBox="0 0 3 904">
          <text:p/>
        </draw:connector>
        <draw:connector draw:style-name="gr12" draw:text-style-name="P1" draw:layer="layout" draw:type="curve" svg:x1="23.233cm" svg:y1="90.468cm" svg:x2="29.284cm" svg:y2="92.169cm" draw:start-shape="id56" draw:start-glue-point="6" draw:end-shape="id57" draw:end-glue-point="0" svg:d="M23233 90468c4034 0 6051 567 6051 1701" svg:viewBox="0 0 6052 1702">
          <text:p/>
        </draw:connector>
        <draw:custom-shape draw:style-name="gr16" draw:text-style-name="P2" xml:id="id48" draw:id="id48" draw:layer="layout" svg:width="4cm" svg:height="1cm" svg:x="11.096cm" svg:y="10.965cm">
          <text:p text:style-name="P1"><text:span text:style-name="T1">Seq2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76" draw:id="id76" draw:layer="layout" svg:width="4cm" svg:height="1cm" svg:x="8.396cm" svg:y="14.866cm">
          <text:p text:style-name="P1"><text:span text:style-name="T1">Mdb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19" draw:id="id19" draw:layer="layout" svg:width="4cm" svg:height="1cm" svg:x="46.196cm" svg:y="14.966cm">
          <text:p text:style-name="P1"><text:span text:style-name="T1">MdbProtDecoy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xml:id="id17" draw:id="id17" draw:layer="layout" svg:width="4cm" svg:height="1cm" svg:x="43.496cm" svg:y="10.967cm">
          <text:p text:style-name="P1"><text:span text:style-name="T1">Seq2ProtDecoy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3" draw:layer="layout" svg:width="4cm" svg:height="1.25cm" svg:x="7.852cm" svg:y="5.064cm">
          <draw:text-box>
            <text:p><text:span text:style-name="T2">Database</text:span></text:p>
          </draw:text-box>
        </draw:frame>
        <draw:frame draw:style-name="gr17" draw:text-style-name="P3" draw:layer="layout" svg:width="4.9cm" svg:height="1.25cm" svg:x="13.878cm" svg:y="17.314cm">
          <draw:text-box>
            <text:p><text:span text:style-name="T2">Search Engine</text:span></text:p>
          </draw:text-box>
        </draw:frame>
        <draw:frame draw:style-name="gr17" draw:text-style-name="P3" draw:layer="layout" svg:width="4.3cm" svg:height="1.25cm" svg:x="13.878cm" svg:y="24.014cm">
          <draw:text-box>
            <text:p><text:span text:style-name="T2">Parser</text:span></text:p>
          </draw:text-box>
        </draw:frame>
        <draw:frame draw:style-name="gr17" draw:text-style-name="P3" draw:layer="layout" svg:width="4.3cm" svg:height="1.25cm" svg:x="13.778cm" svg:y="32.814cm">
          <draw:text-box>
            <text:p><text:span text:style-name="T2">PSM-&gt;Peptide</text:span></text:p>
          </draw:text-box>
        </draw:frame>
        <draw:frame draw:style-name="gr17" draw:text-style-name="P3" draw:layer="layout" svg:width="5.3cm" svg:height="1.25cm" svg:x="13.678cm" svg:y="58.964cm">
          <draw:text-box>
            <text:p><text:span text:style-name="T2">Peptide-&gt;Protein</text:span></text:p>
          </draw:text-box>
        </draw:frame>
        <draw:connector draw:style-name="gr15" draw:text-style-name="P1" draw:layer="layout" draw:type="curve" svg:x1="23.678cm" svg:y1="55.87cm" svg:x2="23.673cm" svg:y2="56.665cm" draw:start-shape="id47" draw:start-glue-point="7" draw:end-shape="id58" draw:end-glue-point="0" svg:d="M23678 55870c0 597-5 200-5 795" svg:viewBox="0 0 6 796">
          <text:p/>
        </draw:connector>
        <draw:connector draw:style-name="gr18" draw:text-style-name="P1" draw:layer="layout" draw:type="curve" svg:x1="19.014cm" svg:y1="52.165cm" svg:x2="21.423cm" svg:y2="57.165cm" draw:start-shape="id43" draw:start-glue-point="6" draw:end-shape="id58" draw:end-glue-point="3" svg:d="M19014 52165c1806 0 602 5000 2409 5000" svg:viewBox="0 0 2410 5001">
          <text:p/>
        </draw:connector>
        <draw:custom-shape draw:style-name="gr10" draw:text-style-name="P2" xml:id="id59" draw:id="id59" draw:layer="layout" svg:width="4.5cm" svg:height="1cm" svg:x="27.03cm" svg:y="58.468cm">
          <text:p text:style-name="P1"><text:span text:style-name="T1">Fdr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60" draw:id="id60" draw:layer="layout" svg:width="4cm" svg:height="1cm" svg:x="24.276cm" svg:y="60.569cm">
          <text:p text:style-name="P1"><text:span text:style-name="T1">FdrProt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59.468cm" svg:x2="26.276cm" svg:y2="60.569cm" draw:start-shape="id59" draw:start-glue-point="2" draw:end-shape="id60" draw:end-glue-point="5" svg:d="M29280 59468c0 826-3004 276-3004 1101" svg:viewBox="0 0 3005 1102">
          <text:p/>
        </draw:connector>
        <draw:connector draw:style-name="gr12" draw:text-style-name="P1" draw:layer="layout" draw:type="curve" svg:x1="25.677cm" svg:y1="55.37cm" svg:x2="29.28cm" svg:y2="58.468cm" draw:start-shape="id47" draw:start-glue-point="6" draw:end-shape="id59" draw:end-glue-point="0" svg:d="M25677 55370c2402 0 3603 1032 3603 3098" svg:viewBox="0 0 3604 3099">
          <text:p/>
        </draw:connector>
        <draw:custom-shape draw:style-name="gr10" draw:text-style-name="P2" xml:id="id57" draw:id="id57" draw:layer="layout" svg:width="4.5cm" svg:height="1cm" svg:x="27.034cm" svg:y="92.169cm">
          <text:p text:style-name="P1"><text:span text:style-name="T1">Fdr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7cm" svg:height="1.25cm" svg:x="13.578cm" svg:y="75.764cm">
          <draw:text-box>
            <text:p><text:span text:style-name="T2">Gene-&gt;Ambiguity Group</text:span></text:p>
          </draw:text-box>
        </draw:frame>
        <draw:custom-shape draw:style-name="gr11" draw:text-style-name="P2" xml:id="id63" draw:id="id63" draw:layer="layout" svg:width="4cm" svg:height="1cm" svg:x="2.596cm" svg:y="19.167cm">
          <text:p text:style-name="P1"><text:span text:style-name="T1">Config.ini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62" draw:id="id62" draw:layer="layout" svg:width="4.5cm" svg:height="1cm" svg:x="2.364cm" svg:y="20.766cm">
          <text:p text:style-name="P1"><text:span text:style-name="T1">ConfigDet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3.652cm" svg:y1="20.176cm" svg:x2="6.864cm" svg:y2="21.266cm" draw:start-shape="id61" draw:start-glue-point="3" draw:end-shape="id62" draw:end-glue-point="1" svg:d="M13652 20176c-5089 0-1696 1090-6788 1090" svg:viewBox="0 0 6789 1091">
          <text:p/>
        </draw:connector>
        <draw:connector draw:style-name="gr12" draw:text-style-name="P1" draw:layer="layout" draw:type="curve" svg:x1="4.597cm" svg:y1="19.167cm" svg:x2="7.652cm" svg:y2="10.677cm" draw:start-shape="id63" draw:start-glue-point="5" draw:end-shape="id64" draw:end-glue-point="3" svg:d="M4597 19167c0-5660 1018-8490 3055-8490" svg:viewBox="0 0 3056 8491">
          <text:p/>
        </draw:connector>
        <draw:frame draw:style-name="gr17" draw:text-style-name="P3" draw:layer="layout" svg:width="4cm" svg:height="1.25cm" svg:x="1.078cm" svg:y="18.014cm">
          <draw:text-box>
            <text:p><text:span text:style-name="T2">Config.</text:span></text:p>
          </draw:text-box>
        </draw:frame>
        <draw:connector draw:style-name="gr12" draw:text-style-name="P1" draw:layer="layout" draw:type="curve" svg:x1="6.596cm" svg:y1="19.667cm" svg:x2="13.652cm" svg:y2="20.176cm" draw:start-shape="id63" draw:start-glue-point="6" draw:end-shape="id61" draw:end-glue-point="3" svg:d="M6596 19667c5292 0 1764 509 7056 509" svg:viewBox="0 0 7057 510">
          <text:p/>
        </draw:connector>
        <draw:connector draw:style-name="gr12" draw:text-style-name="P1" draw:layer="layout" draw:type="curve" svg:x1="4.614cm" svg:y1="20.766cm" svg:x2="4.597cm" svg:y2="20.167cm" draw:start-shape="id62" draw:start-glue-point="0" draw:end-shape="id63" draw:end-glue-point="7" svg:d="M4614 20766c0-448-17-149-17-599" svg:viewBox="0 0 18 600">
          <text:p/>
        </draw:connector>
        <draw:custom-shape draw:style-name="gr11" draw:text-style-name="P2" xml:id="id65" draw:id="id65" draw:layer="layout" svg:width="4cm" svg:height="1cm" svg:x="2.596cm" svg:y="2.768cm">
          <text:p text:style-name="P1"><text:span text:style-name="T1">Config.ini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4.597cm" svg:y1="3.768cm" svg:x2="4.597cm" svg:y2="19.167cm" draw:start-shape="id65" draw:start-glue-point="7" draw:end-shape="id63" draw:end-glue-point="5" svg:d="M4597 3768v15399" svg:viewBox="0 0 1 15400">
          <text:p/>
        </draw:connector>
        <draw:frame draw:style-name="gr19" draw:text-style-name="P4" draw:layer="layout" svg:width="26cm" svg:height="1.5cm" svg:x="15.326cm" svg:y="0.764cm">
          <draw:text-box>
            <text:p text:style-name="P1"><text:span text:style-name="T3">ProteoRed Modular Identification Workflow</text:span></text:p>
          </draw:text-box>
        </draw:frame>
        <draw:connector draw:style-name="gr12" draw:text-style-name="P1" draw:layer="layout" draw:type="curve" svg:x1="22.28cm" svg:y1="44.567cm" svg:x2="23.676cm" svg:y2="49.868cm" draw:start-shape="id41" draw:start-glue-point="7" draw:end-shape="id44" draw:end-glue-point="0" svg:d="M22280 44567c0 3976 1396 1326 1396 5301" svg:viewBox="0 0 1397 5302">
          <text:p/>
        </draw:connector>
        <draw:custom-shape draw:style-name="gr14" draw:text-style-name="P2" xml:id="id68" draw:id="id68" draw:layer="layout" svg:width="4cm" svg:height="1cm" svg:x="34.203cm" svg:y="43.569cm">
          <text:p text:style-name="P1"><text:span text:style-name="T1">LPPepDecoy.tsv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6.193cm" svg:y1="31.468cm" svg:x2="36.174cm" svg:y2="33.569cm" draw:start-shape="id27" draw:start-glue-point="7" draw:end-shape="id66" draw:end-glue-point="0" svg:d="M36193 31468c0 1576-19 526-19 2101" svg:viewBox="0 0 20 2102">
          <text:p/>
        </draw:connector>
        <draw:custom-shape draw:style-name="gr14" draw:text-style-name="P2" xml:id="id67" draw:id="id67" draw:layer="layout" svg:width="4cm" svg:height="1cm" svg:x="30.28cm" svg:y="47.569cm">
          <text:p text:style-name="P1"><text:span text:style-name="T1">FdrPepDecoy.tsv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46.467cm" svg:x2="32.281cm" svg:y2="47.569cm" draw:start-shape="id20" draw:start-glue-point="2" draw:end-shape="id67" draw:end-glue-point="5" svg:d="M29280 46467c0 828 3001 277 3001 1102" svg:viewBox="0 0 3002 1103">
          <text:p/>
        </draw:connector>
        <draw:connector draw:style-name="gr12" draw:text-style-name="P1" draw:layer="layout" draw:type="curve" svg:x1="24.28cm" svg:y1="44.067cm" svg:x2="29.28cm" svg:y2="45.467cm" draw:start-shape="id41" draw:start-glue-point="8" draw:end-shape="id20" draw:end-glue-point="0" svg:d="M24280 44067c3334 0 5000 466 5000 1400" svg:viewBox="0 0 5001 1401">
          <text:p/>
        </draw:connector>
        <draw:connector draw:style-name="gr12" draw:text-style-name="P1" draw:layer="layout" draw:type="curve" svg:x1="34.203cm" svg:y1="44.069cm" svg:x2="29.28cm" svg:y2="45.467cm" draw:start-shape="id68" draw:start-glue-point="8" draw:end-shape="id20" draw:end-glue-point="0" svg:d="M34203 44069c-3282 0-4923 466-4923 1398" svg:viewBox="0 0 4924 1399">
          <text:p/>
        </draw:connector>
        <draw:custom-shape draw:style-name="gr14" draw:text-style-name="P2" xml:id="id70" draw:id="id70" draw:layer="layout" svg:width="4cm" svg:height="1cm" svg:x="30.326cm" svg:y="60.57cm">
          <text:p text:style-name="P1"><text:span text:style-name="T1">FdrProtDecoy.tsv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6.204cm" svg:y1="44.569cm" svg:x2="34.918cm" svg:y2="49.869cm" draw:start-shape="id68" draw:start-glue-point="7" draw:end-shape="id69" draw:end-glue-point="0" svg:d="M36204 44569c0 3976-1286 1327-1286 5300" svg:viewBox="0 0 1287 5301">
          <text:p/>
        </draw:connector>
        <draw:connector draw:style-name="gr12" draw:text-style-name="P1" draw:layer="layout" draw:type="curve" svg:x1="29.28cm" svg:y1="59.468cm" svg:x2="32.327cm" svg:y2="60.57cm" draw:start-shape="id59" draw:start-glue-point="2" draw:end-shape="id70" draw:end-glue-point="5" svg:d="M29280 59468c0 828 3047 277 3047 1102" svg:viewBox="0 0 3048 1103">
          <text:p/>
        </draw:connector>
        <draw:connector draw:style-name="gr12" draw:text-style-name="P1" draw:layer="layout" draw:type="curve" svg:x1="32.917cm" svg:y1="55.371cm" svg:x2="29.28cm" svg:y2="58.468cm" draw:start-shape="id71" draw:start-glue-point="6" draw:end-shape="id59" draw:end-glue-point="0" svg:d="M32917 55371c-2425 0-3637 1032-3637 3097" svg:viewBox="0 0 3638 3098">
          <text:p/>
        </draw:connector>
        <draw:frame draw:style-name="gr17" draw:text-style-name="P3" draw:layer="layout" svg:width="5.3cm" svg:height="1.25cm" svg:x="13.678cm" svg:y="62.012cm">
          <draw:text-box>
            <text:p><text:span text:style-name="T2">Protein-&gt;Gene</text:span></text:p>
          </draw:text-box>
        </draw:frame>
        <draw:custom-shape draw:style-name="gr16" draw:text-style-name="P2" xml:id="id73" draw:id="id73" draw:layer="layout" svg:width="4cm" svg:height="1cm" svg:x="27.278cm" svg:y="65.264cm">
          <text:p text:style-name="P1"><text:span text:style-name="T1">Prot2Gen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72" draw:id="id72" draw:layer="layout" svg:width="4.5cm" svg:height="1cm" svg:x="20.426cm" svg:y="63.369cm">
          <text:p text:style-name="P1"><text:span text:style-name="T1">Integra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5cm 1.08cm" svg:x1="25.677cm" svg:y1="51.969cm" svg:x2="22.676cm" svg:y2="63.369cm" draw:start-shape="id45" draw:start-glue-point="6" draw:end-shape="id72" draw:end-glue-point="0" svg:d="M25677 51969h1001v7031h-4002v4369" svg:viewBox="0 0 4003 11401">
          <text:p/>
        </draw:connector>
        <draw:custom-shape draw:style-name="gr14" draw:text-style-name="P2" xml:id="id79" draw:id="id79" draw:layer="layout" svg:width="4cm" svg:height="1cm" svg:x="20.678cm" svg:y="66.462cm">
          <text:p text:style-name="P1"><text:span text:style-name="T1">LPGen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75" draw:id="id75" draw:layer="layout" svg:width="4.5cm" svg:height="1cm" svg:x="15.326cm" svg:y="64.27cm">
          <text:p text:style-name="P1"><text:span text:style-name="T1">Integra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7.278cm" svg:y1="65.764cm" svg:x2="24.926cm" svg:y2="63.869cm" draw:start-shape="id73" draw:start-glue-point="8" draw:end-shape="id72" draw:end-glue-point="1" svg:d="M27278 65764c-1764 0-588-1895-2352-1895" svg:viewBox="0 0 2353 1896">
          <text:p/>
        </draw:connector>
        <draw:connector draw:style-name="gr12" draw:text-style-name="P1" draw:layer="layout" draw:line-skew="-1.36cm" svg:x1="15.014cm" svg:y1="55.368cm" svg:x2="15.326cm" svg:y2="64.77cm" draw:start-shape="id74" draw:start-glue-point="8" draw:end-shape="id75" draw:end-glue-point="3" svg:d="M15014 55368h-1862v9402h2174" svg:viewBox="0 0 2175 9403">
          <text:p/>
        </draw:connector>
        <draw:connector draw:style-name="gr12" draw:text-style-name="P1" draw:layer="layout" svg:x1="10.397cm" svg:y1="15.866cm" svg:x2="14.764cm" svg:y2="53.764cm" draw:start-shape="id76" draw:start-glue-point="7" draw:end-shape="id77" draw:end-glue-point="3" svg:d="M10397 15866v37898h4367" svg:viewBox="0 0 4368 37899">
          <text:p/>
        </draw:connector>
        <draw:connector draw:style-name="gr12" draw:text-style-name="P1" draw:layer="layout" svg:x1="13.097cm" svg:y1="11.965cm" svg:x2="14.764cm" svg:y2="50.568cm" draw:start-shape="id48" draw:start-glue-point="7" draw:end-shape="id78" draw:end-glue-point="3" svg:d="M13097 11965v38603h1667" svg:viewBox="0 0 1668 38604">
          <text:p/>
        </draw:connector>
        <draw:connector draw:style-name="gr12" draw:text-style-name="P1" draw:layer="layout" draw:type="curve" svg:x1="27.278cm" svg:y1="65.764cm" svg:x2="19.826cm" svg:y2="64.77cm" draw:start-shape="id73" draw:start-glue-point="8" draw:end-shape="id75" draw:end-glue-point="1" svg:d="M27278 65764c-5589 0-1863-994-7452-994" svg:viewBox="0 0 7453 995">
          <text:p/>
        </draw:connector>
        <draw:connector draw:style-name="gr12" draw:text-style-name="P1" draw:layer="layout" draw:type="curve" svg:x1="22.676cm" svg:y1="64.369cm" svg:x2="22.679cm" svg:y2="66.462cm" draw:start-shape="id72" draw:start-glue-point="2" draw:end-shape="id79" draw:end-glue-point="5" svg:d="M22676 64369c0 1570 3 524 3 2093" svg:viewBox="0 0 4 2094">
          <text:p/>
        </draw:connector>
        <draw:custom-shape draw:style-name="gr14" draw:text-style-name="P2" xml:id="id80" draw:id="id80" draw:layer="layout" svg:width="4cm" svg:height="1cm" svg:x="15.57cm" svg:y="66.467cm">
          <text:p text:style-name="P1"><text:span text:style-name="T1">MGen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17.576cm" svg:y1="65.27cm" svg:x2="17.571cm" svg:y2="66.467cm" draw:start-shape="id75" draw:start-glue-point="2" draw:end-shape="id80" draw:end-glue-point="5" svg:d="M17576 65270c0 898-5 300-5 1197" svg:viewBox="0 0 6 1198">
          <text:p/>
        </draw:connector>
        <draw:custom-shape draw:style-name="gr10" draw:text-style-name="P2" xml:id="id81" draw:id="id81" draw:layer="layout" svg:width="4.5cm" svg:height="1cm" svg:x="17.73cm" svg:y="68.365cm">
          <text:p text:style-name="P1"><text:span text:style-name="T1">Corrector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7.571cm" svg:y1="67.467cm" svg:x2="19.98cm" svg:y2="68.365cm" draw:start-shape="id80" draw:start-glue-point="7" draw:end-shape="id81" draw:end-glue-point="0" svg:d="M17571 67467c0 675 2409 226 2409 898" svg:viewBox="0 0 2410 899">
          <text:p/>
        </draw:connector>
        <draw:connector draw:style-name="gr12" draw:text-style-name="P1" draw:layer="layout" draw:type="curve" svg:x1="22.679cm" svg:y1="67.462cm" svg:x2="19.98cm" svg:y2="68.365cm" draw:start-shape="id79" draw:start-glue-point="7" draw:end-shape="id81" draw:end-glue-point="0" svg:d="M22679 67462c0 678-2699 227-2699 903" svg:viewBox="0 0 2700 904">
          <text:p/>
        </draw:connector>
        <draw:custom-shape draw:style-name="gr14" draw:text-style-name="P2" xml:id="id82" draw:id="id82" draw:layer="layout" svg:width="4cm" svg:height="1cm" svg:x="17.978cm" svg:y="70.263cm">
          <text:p text:style-name="P1"><text:span text:style-name="T1">LPGenCorr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19.98cm" svg:y1="69.365cm" svg:x2="19.979cm" svg:y2="70.263cm" draw:start-shape="id81" draw:start-glue-point="2" draw:end-shape="id82" draw:end-glue-point="5" svg:d="M19980 69365c0 675-1 226-1 898" svg:viewBox="0 0 2 899">
          <text:p/>
        </draw:connector>
        <draw:custom-shape draw:style-name="gr10" draw:text-style-name="P2" xml:id="id83" draw:id="id83" draw:layer="layout" svg:width="4.5cm" svg:height="1cm" svg:x="27.03cm" svg:y="72.169cm">
          <text:p text:style-name="P1"><text:span text:style-name="T1">Fdr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84" draw:id="id84" draw:layer="layout" svg:width="4cm" svg:height="1cm" svg:x="24.276cm" svg:y="74.27cm">
          <text:p text:style-name="P1"><text:span text:style-name="T1">FdrGen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73.169cm" svg:x2="26.276cm" svg:y2="74.27cm" draw:start-shape="id83" draw:start-glue-point="2" draw:end-shape="id84" draw:end-glue-point="5" svg:d="M29280 73169c0 826-3004 276-3004 1101" svg:viewBox="0 0 3005 1102">
          <text:p/>
        </draw:connector>
        <draw:custom-shape draw:style-name="gr14" draw:text-style-name="P2" xml:id="id85" draw:id="id85" draw:layer="layout" svg:width="4cm" svg:height="1cm" svg:x="30.326cm" svg:y="74.271cm">
          <text:p text:style-name="P1"><text:span text:style-name="T1">FdrGenDecoy.tsv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73.169cm" svg:x2="32.327cm" svg:y2="74.271cm" draw:start-shape="id83" draw:start-glue-point="2" draw:end-shape="id85" draw:end-glue-point="5" svg:d="M29280 73169c0 828 3047 277 3047 1102" svg:viewBox="0 0 3048 1103">
          <text:p/>
        </draw:connector>
        <draw:connector draw:style-name="gr12" draw:text-style-name="P1" draw:layer="layout" draw:type="curve" svg:x1="21.978cm" svg:y1="70.763cm" svg:x2="29.28cm" svg:y2="72.169cm" draw:start-shape="id82" draw:start-glue-point="6" draw:end-shape="id83" draw:end-glue-point="0" svg:d="M21978 70763c4868 0 7302 468 7302 1406" svg:viewBox="0 0 7303 1407">
          <text:p/>
        </draw:connector>
        <draw:custom-shape draw:style-name="gr10" draw:text-style-name="P2" xml:id="id86" draw:id="id86" draw:layer="layout" svg:width="4.5cm" svg:height="1cm" svg:x="33.326cm" svg:y="63.37cm">
          <text:p text:style-name="P1"><text:span text:style-name="T1">Integra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87" draw:id="id87" draw:layer="layout" svg:width="4cm" svg:height="1cm" svg:x="33.574cm" svg:y="66.463cm">
          <text:p text:style-name="P1"><text:span text:style-name="T1">LPGen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88" draw:id="id88" draw:layer="layout" svg:width="4.5cm" svg:height="1cm" svg:x="38.426cm" svg:y="64.271cm">
          <text:p text:style-name="P1"><text:span text:style-name="T1">Integra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5.576cm" svg:y1="64.37cm" svg:x2="35.574cm" svg:y2="66.463cm" draw:start-shape="id86" draw:start-glue-point="2" draw:end-shape="id87" draw:end-glue-point="5" svg:d="M35576 64370c0 1570-2 524-2 2093" svg:viewBox="0 0 3 2094">
          <text:p/>
        </draw:connector>
        <draw:custom-shape draw:style-name="gr14" draw:text-style-name="P2" xml:id="id89" draw:id="id89" draw:layer="layout" svg:width="4cm" svg:height="1cm" svg:x="38.682cm" svg:y="66.468cm">
          <text:p text:style-name="P1"><text:span text:style-name="T1">MGen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40.676cm" svg:y1="65.271cm" svg:x2="40.682cm" svg:y2="66.468cm" draw:start-shape="id88" draw:start-glue-point="2" draw:end-shape="id89" draw:end-glue-point="5" svg:d="M40676 65271c0 898 6 300 6 1197" svg:viewBox="0 0 7 1198">
          <text:p/>
        </draw:connector>
        <draw:custom-shape draw:style-name="gr10" draw:text-style-name="P2" xml:id="id90" draw:id="id90" draw:layer="layout" svg:width="4.5cm" svg:height="1cm" svg:x="36.022cm" svg:y="68.366cm">
          <text:p text:style-name="P1"><text:span text:style-name="T1">Correc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40.682cm" svg:y1="67.468cm" svg:x2="38.272cm" svg:y2="68.366cm" draw:start-shape="id89" draw:start-glue-point="7" draw:end-shape="id90" draw:end-glue-point="0" svg:d="M40682 67468c0 675-2410 226-2410 898" svg:viewBox="0 0 2411 899">
          <text:p/>
        </draw:connector>
        <draw:connector draw:style-name="gr12" draw:text-style-name="P1" draw:layer="layout" draw:type="curve" svg:x1="35.574cm" svg:y1="67.463cm" svg:x2="38.272cm" svg:y2="68.366cm" draw:start-shape="id87" draw:start-glue-point="7" draw:end-shape="id90" draw:end-glue-point="0" svg:d="M35574 67463c0 678 2698 227 2698 903" svg:viewBox="0 0 2699 904">
          <text:p/>
        </draw:connector>
        <draw:custom-shape draw:style-name="gr14" draw:text-style-name="P2" xml:id="id91" draw:id="id91" draw:layer="layout" svg:width="4cm" svg:height="1cm" svg:x="36.274cm" svg:y="70.264cm">
          <text:p text:style-name="P1"><text:span text:style-name="T1">LPGenCorr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8.272cm" svg:y1="69.366cm" svg:x2="38.274cm" svg:y2="70.264cm" draw:start-shape="id90" draw:start-glue-point="2" draw:end-shape="id91" draw:end-glue-point="5" svg:d="M38272 69366c0 675 2 226 2 898" svg:viewBox="0 0 3 899">
          <text:p/>
        </draw:connector>
        <draw:connector draw:style-name="gr12" draw:text-style-name="P1" draw:layer="layout" svg:x1="45.497cm" svg:y1="11.967cm" svg:x2="43.83cm" svg:y2="50.569cm" draw:start-shape="id17" draw:start-glue-point="7" draw:end-shape="id92" draw:end-glue-point="1" svg:d="M45497 11967v38602h-1667" svg:viewBox="0 0 1668 38603">
          <text:p/>
        </draw:connector>
        <draw:connector draw:style-name="gr12" draw:text-style-name="P1" draw:layer="layout" svg:x1="48.197cm" svg:y1="15.966cm" svg:x2="43.83cm" svg:y2="53.765cm" draw:start-shape="id19" draw:start-glue-point="7" draw:end-shape="id93" draw:end-glue-point="1" svg:d="M48197 15966v37799h-4367" svg:viewBox="0 0 4368 37800">
          <text:p/>
        </draw:connector>
        <draw:connector draw:style-name="gr12" draw:text-style-name="P1" draw:layer="layout" draw:line-skew="1.418cm" svg:x1="43.58cm" svg:y1="55.369cm" svg:x2="42.926cm" svg:y2="64.771cm" draw:start-shape="id94" draw:start-glue-point="8" draw:end-shape="id88" draw:end-glue-point="1" svg:d="M43580 55369h1920v9402h-2574" svg:viewBox="0 0 2575 9403">
          <text:p/>
        </draw:connector>
        <draw:connector draw:style-name="gr12" draw:text-style-name="P1" draw:layer="layout" draw:line-skew="-0.416cm 1.079cm" svg:x1="32.917cm" svg:y1="51.97cm" svg:x2="35.576cm" svg:y2="63.37cm" draw:start-shape="id95" draw:start-glue-point="6" draw:end-shape="id86" draw:end-glue-point="0" svg:d="M32917 51970h-917v7030h3576v4370" svg:viewBox="0 0 3577 11401">
          <text:p/>
        </draw:connector>
        <draw:connector draw:style-name="gr12" draw:text-style-name="P1" draw:layer="layout" draw:type="curve" svg:x1="31.278cm" svg:y1="65.764cm" svg:x2="33.326cm" svg:y2="63.87cm" draw:start-shape="id73" draw:start-glue-point="6" draw:end-shape="id86" draw:end-glue-point="3" svg:d="M31278 65764c1536 0 512-1894 2048-1894" svg:viewBox="0 0 2049 1895">
          <text:p/>
        </draw:connector>
        <draw:connector draw:style-name="gr12" draw:text-style-name="P1" draw:layer="layout" draw:type="curve" svg:x1="31.278cm" svg:y1="65.764cm" svg:x2="38.426cm" svg:y2="64.771cm" draw:start-shape="id73" draw:start-glue-point="6" draw:end-shape="id88" draw:end-glue-point="3" svg:d="M31278 65764c5361 0 1787-993 7148-993" svg:viewBox="0 0 7149 994">
          <text:p/>
        </draw:connector>
        <draw:connector draw:style-name="gr12" draw:text-style-name="P1" draw:layer="layout" draw:type="curve" svg:x1="36.274cm" svg:y1="70.764cm" svg:x2="29.28cm" svg:y2="72.169cm" draw:start-shape="id91" draw:start-glue-point="6" draw:end-shape="id83" draw:end-glue-point="0" svg:d="M36274 70764c-4663 0-6994 468-6994 1405" svg:viewBox="0 0 6995 1406">
          <text:p/>
        </draw:connector>
        <draw:connector draw:style-name="gr12" draw:text-style-name="P1" draw:layer="layout" draw:type="curve" svg:x1="21.241cm" svg:y1="79.965cm" svg:x2="21.232cm" svg:y2="80.566cm" draw:start-shape="id96" draw:start-glue-point="7" draw:end-shape="id49" draw:end-glue-point="0" svg:d="M21241 79965c0 451-9 151-9 601" svg:viewBox="0 0 10 602">
          <text:p/>
        </draw:connector>
        <draw:custom-shape draw:style-name="gr14" draw:text-style-name="P2" xml:id="id97" draw:id="id97" draw:layer="layout" svg:width="4cm" svg:height="1cm" svg:x="24.228cm" svg:y="94.271cm">
          <text:p text:style-name="P1"><text:span text:style-name="T1">FdrGen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98" draw:id="id98" draw:layer="layout" svg:width="4cm" svg:height="1cm" svg:x="30.278cm" svg:y="94.272cm">
          <text:p text:style-name="P1"><text:span text:style-name="T1">FdrGenDecoy.tsv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4cm" svg:y1="93.169cm" svg:x2="26.228cm" svg:y2="94.271cm" draw:start-shape="id57" draw:start-glue-point="2" draw:end-shape="id97" draw:end-glue-point="5" svg:d="M29284 93169c0 828-3056 277-3056 1102" svg:viewBox="0 0 3057 1103">
          <text:p/>
        </draw:connector>
        <draw:connector draw:style-name="gr12" draw:text-style-name="P1" draw:layer="layout" draw:type="curve" svg:x1="29.284cm" svg:y1="93.169cm" svg:x2="32.279cm" svg:y2="94.272cm" draw:start-shape="id57" draw:start-glue-point="2" draw:end-shape="id98" draw:end-glue-point="5" svg:d="M29284 93169c0 828 2995 277 2995 1103" svg:viewBox="0 0 2996 1104">
          <text:p/>
        </draw:connector>
        <draw:custom-shape draw:style-name="gr10" draw:text-style-name="P2" xml:id="id99" draw:id="id99" draw:layer="layout" svg:width="4.5cm" svg:height="1cm" svg:x="35.074cm" svg:y="80.567cm">
          <text:p text:style-name="P1"><text:span text:style-name="T1">Group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00" draw:id="id100" draw:layer="layout" svg:width="4cm" svg:height="1cm" svg:x="35.327cm" svg:y="82.072cm">
          <text:p text:style-name="P1"><text:span text:style-name="T1">Gen2Grp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7.324cm" svg:y1="81.567cm" svg:x2="37.327cm" svg:y2="82.072cm" draw:start-shape="id99" draw:start-glue-point="2" draw:end-shape="id100" draw:end-glue-point="5" svg:d="M37324 81567c0 379 3 127 3 505" svg:viewBox="0 0 4 506">
          <text:p/>
        </draw:connector>
        <draw:custom-shape draw:style-name="gr10" draw:text-style-name="P2" xml:id="id101" draw:id="id101" draw:layer="layout" svg:width="4.5cm" svg:height="1cm" svg:x="37.878cm" svg:y="84.17cm">
          <text:p text:style-name="P1"><text:span text:style-name="T1">Integra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2" draw:id="id102" draw:layer="layout" svg:width="4cm" svg:height="1cm" svg:x="38.126cm" svg:y="85.967cm">
          <text:p text:style-name="P1"><text:span text:style-name="T1">MGrp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7.327cm" svg:y1="83.072cm" svg:x2="40.128cm" svg:y2="84.17cm" draw:start-shape="id100" draw:start-glue-point="7" draw:end-shape="id101" draw:end-glue-point="0" svg:d="M37327 83072c0 825 2801 276 2801 1098" svg:viewBox="0 0 2802 1099">
          <text:p/>
        </draw:connector>
        <draw:connector draw:style-name="gr12" draw:text-style-name="P1" draw:layer="layout" draw:type="curve" svg:x1="40.128cm" svg:y1="85.17cm" svg:x2="40.126cm" svg:y2="85.967cm" draw:start-shape="id101" draw:start-glue-point="2" draw:end-shape="id102" draw:end-glue-point="5" svg:d="M40128 85170c0 598-2 200-2 797" svg:viewBox="0 0 3 798">
          <text:p/>
        </draw:connector>
        <draw:custom-shape draw:style-name="gr10" draw:text-style-name="P2" xml:id="id103" draw:id="id103" draw:layer="layout" svg:width="4.5cm" svg:height="1cm" svg:x="32.278cm" svg:y="84.171cm">
          <text:p text:style-name="P1"><text:span text:style-name="T1">Integra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7.327cm" svg:y1="83.072cm" svg:x2="36.778cm" svg:y2="84.671cm" draw:start-shape="id100" draw:start-glue-point="7" draw:end-shape="id103" draw:end-glue-point="1" svg:d="M37327 83072c0 1066-183 1599-549 1599" svg:viewBox="0 0 550 1600">
          <text:p/>
        </draw:connector>
        <draw:custom-shape draw:style-name="gr14" draw:text-style-name="P2" xml:id="id104" draw:id="id104" draw:layer="layout" svg:width="4cm" svg:height="1cm" svg:x="32.526cm" svg:y="85.968cm">
          <text:p text:style-name="P1"><text:span text:style-name="T1">LPGrp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4.528cm" svg:y1="85.171cm" svg:x2="34.526cm" svg:y2="85.968cm" draw:start-shape="id103" draw:start-glue-point="2" draw:end-shape="id104" draw:end-glue-point="5" svg:d="M34528 85171c0 598-2 200-2 797" svg:viewBox="0 0 3 798">
          <text:p/>
        </draw:connector>
        <draw:custom-shape draw:style-name="gr10" draw:text-style-name="P2" xml:id="id105" draw:id="id105" draw:layer="layout" svg:width="4.5cm" svg:height="1cm" svg:x="35.074cm" svg:y="88.066cm">
          <text:p text:style-name="P1"><text:span text:style-name="T1">Correc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40.126cm" svg:y1="86.967cm" svg:x2="37.324cm" svg:y2="88.066cm" draw:start-shape="id102" draw:start-glue-point="7" draw:end-shape="id105" draw:end-glue-point="0" svg:d="M40126 86967c0 825-2802 276-2802 1099" svg:viewBox="0 0 2803 1100">
          <text:p/>
        </draw:connector>
        <draw:connector draw:style-name="gr12" draw:text-style-name="P1" draw:layer="layout" draw:type="curve" svg:x1="34.526cm" svg:y1="86.968cm" svg:x2="37.324cm" svg:y2="88.066cm" draw:start-shape="id104" draw:start-glue-point="7" draw:end-shape="id105" draw:end-glue-point="0" svg:d="M34526 86968c0 825 2798 276 2798 1098" svg:viewBox="0 0 2799 1099">
          <text:p/>
        </draw:connector>
        <draw:custom-shape draw:style-name="gr14" draw:text-style-name="P2" xml:id="id106" draw:id="id106" draw:layer="layout" svg:width="4cm" svg:height="1cm" svg:x="35.323cm" svg:y="89.969cm">
          <text:p text:style-name="P1"><text:span text:style-name="T1">LPCorrGrp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7.324cm" svg:y1="89.066cm" svg:x2="37.323cm" svg:y2="89.969cm" draw:start-shape="id105" draw:start-glue-point="2" draw:end-shape="id106" draw:end-glue-point="5" svg:d="M37324 89066c0 678-1 227-1 903" svg:viewBox="0 0 2 904">
          <text:p/>
        </draw:connector>
        <draw:connector draw:style-name="gr12" draw:text-style-name="P1" draw:layer="layout" draw:type="curve" svg:x1="35.323cm" svg:y1="90.469cm" svg:x2="29.284cm" svg:y2="92.169cm" draw:start-shape="id106" draw:start-glue-point="6" draw:end-shape="id57" draw:end-glue-point="0" svg:d="M35323 90469c-4026 0-6039 566-6039 1700" svg:viewBox="0 0 6040 1701">
          <text:p/>
        </draw:connector>
        <draw:connector draw:style-name="gr12" draw:text-style-name="P1" draw:layer="layout" draw:line-skew="-1.916cm" svg:x1="15.57cm" svg:y1="66.967cm" svg:x2="16.178cm" svg:y2="84.669cm" draw:start-shape="id80" draw:start-glue-point="8" draw:end-shape="id51" draw:end-glue-point="3" svg:d="M15570 66967h-2418v17702h3026" svg:viewBox="0 0 3027 17703">
          <text:p/>
        </draw:connector>
        <draw:connector draw:style-name="gr12" draw:text-style-name="P1" draw:layer="layout" draw:line-skew="2.316cm" svg:x1="42.682cm" svg:y1="66.968cm" svg:x2="42.378cm" svg:y2="84.67cm" draw:start-shape="id89" draw:start-glue-point="8" draw:end-shape="id101" draw:end-glue-point="1" svg:d="M42682 66968h2818v17702h-3122" svg:viewBox="0 0 3123 17703">
          <text:p/>
        </draw:connector>
        <draw:connector draw:style-name="gr12" draw:text-style-name="P1" draw:layer="layout" draw:type="curve" svg:x1="22.679cm" svg:y1="67.462cm" svg:x2="24.028cm" svg:y2="84.17cm" draw:start-shape="id79" draw:start-glue-point="7" draw:end-shape="id53" draw:end-glue-point="0" svg:d="M22679 67462c0 12532 1349 4179 1349 16708" svg:viewBox="0 0 1350 16709">
          <text:p/>
        </draw:connector>
        <draw:connector draw:style-name="gr12" draw:text-style-name="P1" draw:layer="layout" draw:type="curve" svg:x1="35.574cm" svg:y1="67.463cm" svg:x2="34.528cm" svg:y2="84.171cm" draw:start-shape="id87" draw:start-glue-point="7" draw:end-shape="id103" draw:end-glue-point="0" svg:d="M35574 67463c0 12532-1046 4179-1046 16708" svg:viewBox="0 0 1047 16709">
          <text:p/>
        </draw:connector>
        <draw:custom-shape draw:style-name="gr10" draw:text-style-name="P2" xml:id="id39" draw:id="id39" draw:layer="layout" svg:width="4.5cm" svg:height="1cm" svg:x="27.03cm" svg:y="37.57cm">
          <text:p text:style-name="P1"><text:span text:style-name="T1">LPCalc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7" draw:id="id107" draw:layer="layout" svg:width="4cm" svg:height="1cm" svg:x="20.297cm" svg:y="39.366cm">
          <text:p text:style-name="P1"><text:span text:style-name="T1">LPPsmTarget.ts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38.57cm" svg:x2="22.297cm" svg:y2="39.366cm" draw:start-shape="id39" draw:start-glue-point="2" draw:end-shape="id107" draw:end-glue-point="5" svg:d="M29280 38570c0 753-3616 503-3616 399 0-103-3367-354-3367 397" svg:viewBox="0 0 6984 797">
          <text:p/>
        </draw:connector>
        <draw:connector draw:style-name="gr15" draw:text-style-name="P1" draw:layer="layout" draw:type="curve" svg:x1="22.297cm" svg:y1="40.366cm" svg:x2="17.876cm" svg:y2="41.466cm" draw:start-shape="id107" draw:start-glue-point="7" draw:end-shape="id40" draw:end-glue-point="0" svg:d="M22297 40366c0 826-4421 277-4421 1100" svg:viewBox="0 0 4422 1101">
          <text:p/>
        </draw:connector>
        <draw:custom-shape draw:style-name="gr10" draw:text-style-name="P2" xml:id="id108" draw:id="id108" draw:layer="layout" svg:width="4.5cm" svg:height="1cm" svg:x="24.427cm" svg:y="41.467cm">
          <text:p text:style-name="P1"><text:span text:style-name="T1">Integrato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6.691cm" svg:y1="36.667cm" svg:x2="26.677cm" svg:y2="41.467cm" draw:start-shape="id38" draw:start-glue-point="7" draw:end-shape="id108" svg:d="M26691 36667c0 3601-14 1202-14 4800" svg:viewBox="0 0 15 4801">
          <text:p/>
        </draw:connector>
        <draw:connector draw:style-name="gr12" draw:text-style-name="P1" draw:layer="layout" draw:type="curve" svg:x1="22.297cm" svg:y1="40.366cm" svg:x2="26.677cm" svg:y2="41.467cm" draw:start-shape="id107" draw:start-glue-point="7" draw:end-shape="id108" draw:end-glue-point="0" svg:d="M22297 40366c0 826 4380 276 4380 1101" svg:viewBox="0 0 4381 1102">
          <text:p/>
        </draw:connector>
        <draw:connector draw:style-name="gr12" draw:text-style-name="P1" draw:layer="layout" draw:type="curve" svg:x1="26.677cm" svg:y1="42.467cm" svg:x2="22.28cm" svg:y2="43.567cm" draw:start-shape="id108" draw:start-glue-point="2" draw:end-shape="id41" svg:d="M26677 42467c0 826-4397 277-4397 1100" svg:viewBox="0 0 4398 1101">
          <text:p/>
        </draw:connector>
        <draw:custom-shape draw:style-name="gr14" draw:text-style-name="P2" xml:id="id109" draw:id="id109" draw:layer="layout" svg:width="4cm" svg:height="1cm" svg:x="34.157cm" svg:y="35.665cm">
          <text:p text:style-name="P1"><text:span text:style-name="T1">FilterPsmDecoy.tsv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xml:id="id110" draw:id="id110" draw:layer="layout" svg:width="4cm" svg:height="1cm" svg:x="38.562cm" svg:y="35.666cm">
          <text:p text:style-name="P1"><text:span text:style-name="T1">Psm2PepDecoy.tsv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6.174cm" svg:y1="34.569cm" svg:x2="36.158cm" svg:y2="35.665cm" draw:start-shape="id66" draw:start-glue-point="2" draw:end-shape="id109" draw:end-glue-point="5" svg:d="M36174 34569c0 823-16 276-16 1096" svg:viewBox="0 0 17 1097">
          <text:p/>
        </draw:connector>
        <draw:connector draw:style-name="gr15" draw:text-style-name="P1" draw:layer="layout" draw:type="curve" svg:x1="36.174cm" svg:y1="34.569cm" svg:x2="40.563cm" svg:y2="35.666cm" draw:start-shape="id66" draw:start-glue-point="2" draw:end-shape="id110" draw:end-glue-point="5" svg:d="M36174 34569c0 823 4389 275 4389 1097" svg:viewBox="0 0 4390 1098">
          <text:p/>
        </draw:connector>
        <draw:custom-shape draw:style-name="gr16" draw:text-style-name="P2" xml:id="id111" draw:id="id111" draw:layer="layout" svg:width="4cm" svg:height="1cm" svg:x="29.762cm" svg:y="35.667cm">
          <text:p text:style-name="P1"><text:span text:style-name="T1">Feat2PepDecoy.tsv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6.174cm" svg:y1="34.569cm" svg:x2="31.763cm" svg:y2="35.667cm" draw:start-shape="id66" draw:start-glue-point="2" draw:end-shape="id111" draw:end-glue-point="5" svg:d="M36174 34569c0 825-4411 276-4411 1098" svg:viewBox="0 0 4412 1099">
          <text:p/>
        </draw:connector>
        <draw:custom-shape draw:style-name="gr10" draw:text-style-name="P2" xml:id="id112" draw:id="id112" draw:layer="layout" svg:width="4.5cm" svg:height="1cm" svg:x="38.327cm" svg:y="41.466cm">
          <text:p text:style-name="P1"><text:span text:style-name="T1">Integr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6.158cm" svg:y1="36.665cm" svg:x2="29.28cm" svg:y2="37.57cm" draw:start-shape="id109" draw:start-glue-point="7" draw:end-shape="id39" draw:end-glue-point="0" svg:d="M36158 36665c0 753-3314 502-3314 453s-3564-299-3564 452" svg:viewBox="0 0 6879 906">
          <text:p/>
        </draw:connector>
        <draw:connector draw:style-name="gr15" draw:text-style-name="P1" draw:layer="layout" draw:type="curve" svg:x1="40.563cm" svg:y1="36.666cm" svg:x2="40.577cm" svg:y2="41.466cm" draw:start-shape="id110" draw:start-glue-point="7" draw:end-shape="id112" draw:end-glue-point="0" svg:d="M40563 36666c0 3601 14 1202 14 4800" svg:viewBox="0 0 15 4801">
          <text:p/>
        </draw:connector>
        <draw:connector draw:style-name="gr15" draw:text-style-name="P1" draw:layer="layout" draw:type="curve" svg:x1="40.577cm" svg:y1="42.466cm" svg:x2="36.204cm" svg:y2="43.569cm" draw:start-shape="id112" draw:start-glue-point="2" draw:end-shape="id68" draw:end-glue-point="5" svg:d="M40577 42466c0 828-4373 277-4373 1103" svg:viewBox="0 0 4374 1104">
          <text:p/>
        </draw:connector>
        <draw:custom-shape draw:style-name="gr10" draw:text-style-name="P2" xml:id="id66" draw:id="id66" draw:layer="layout" svg:width="4.5cm" svg:height="1cm" svg:x="33.924cm" svg:y="33.569cm">
          <text:p text:style-name="P1"><text:span text:style-name="T1">PsmFilt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13" draw:id="id113" draw:layer="layout" svg:width="4cm" svg:height="1cm" svg:x="34.156cm" svg:y="39.366cm">
          <text:p text:style-name="P1"><text:span text:style-name="T1">LPPsmDecoy.tsv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29.28cm" svg:y1="38.57cm" svg:x2="36.157cm" svg:y2="39.366cm" draw:start-shape="id39" draw:start-glue-point="2" draw:end-shape="id113" draw:end-glue-point="5" svg:d="M29280 38570c0 753 3563 503 3563 399 0-103 3314-354 3314 397" svg:viewBox="0 0 6878 797">
          <text:p/>
        </draw:connector>
        <draw:connector draw:style-name="gr15" draw:text-style-name="P1" draw:layer="layout" draw:type="curve" svg:x1="36.157cm" svg:y1="40.366cm" svg:x2="40.577cm" svg:y2="41.466cm" draw:start-shape="id113" draw:start-glue-point="7" draw:end-shape="id112" draw:end-glue-point="0" svg:d="M36157 40366c0 826 4420 277 4420 1100" svg:viewBox="0 0 4421 1101">
          <text:p/>
        </draw:connector>
        <draw:custom-shape draw:style-name="gr10" draw:text-style-name="P2" xml:id="id114" draw:id="id114" draw:layer="layout" svg:width="4.5cm" svg:height="1cm" svg:x="29.526cm" svg:y="41.467cm">
          <text:p text:style-name="P1"><text:span text:style-name="T1">Integr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1.763cm" svg:y1="36.667cm" svg:x2="31.776cm" svg:y2="41.467cm" draw:start-shape="id111" draw:start-glue-point="7" draw:end-shape="id114" svg:d="M31763 36667c0 3601 13 1202 13 4800" svg:viewBox="0 0 14 4801">
          <text:p/>
        </draw:connector>
        <draw:connector draw:style-name="gr12" draw:text-style-name="P1" draw:layer="layout" draw:type="curve" svg:x1="36.157cm" svg:y1="40.366cm" svg:x2="31.776cm" svg:y2="41.467cm" draw:start-shape="id113" draw:start-glue-point="7" draw:end-shape="id114" draw:end-glue-point="0" svg:d="M36157 40366c0 826-4381 276-4381 1101" svg:viewBox="0 0 4382 1102">
          <text:p/>
        </draw:connector>
        <draw:connector draw:style-name="gr12" draw:text-style-name="P1" draw:layer="layout" draw:type="curve" svg:x1="31.776cm" svg:y1="42.467cm" svg:x2="36.204cm" svg:y2="43.569cm" draw:start-shape="id114" draw:start-glue-point="2" draw:end-shape="id68" draw:end-glue-point="5" svg:d="M31776 42467c0 828 4428 277 4428 1102" svg:viewBox="0 0 4429 1103">
          <text:p/>
        </draw:connector>
        <draw:custom-shape draw:style-name="gr16" draw:text-style-name="P2" xml:id="id115" draw:id="id115" draw:layer="layout" svg:width="4cm" svg:height="1cm" svg:x="15.03cm" svg:y="43.568cm">
          <text:p text:style-name="P1"><text:span text:style-name="T4">Seq2PepTarget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svg:x1="20.029cm" svg:y1="34.069cm" svg:x2="15.03cm" svg:y2="44.068cm" draw:start-shape="id35" draw:start-glue-point="3" draw:end-shape="id115" draw:end-glue-point="6" svg:d="M20029 34069h-5500v9999h501" svg:viewBox="0 0 5501 10000">
          <text:p/>
        </draw:connector>
        <draw:custom-shape draw:style-name="gr10" draw:text-style-name="P2" xml:id="id78" draw:id="id78" draw:layer="layout" svg:width="4.5cm" svg:height="1cm" svg:x="14.764cm" svg:y="50.068cm">
          <text:p text:style-name="P1"><text:span text:style-name="T1">Relato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7.03cm" svg:y1="44.568cm" svg:x2="17.014cm" svg:y2="50.068cm" draw:start-shape="id115" draw:start-glue-point="7" draw:end-shape="id78" draw:end-glue-point="0" svg:d="M17030 44568c0 4126-16 1377-16 5500" svg:viewBox="0 0 17 5501">
          <text:p/>
        </draw:connector>
        <draw:connector draw:style-name="gr12" draw:text-style-name="P1" draw:layer="layout" draw:type="curve" svg:x1="17.014cm" svg:y1="51.068cm" svg:x2="17.015cm" svg:y2="51.665cm" draw:start-shape="id78" draw:start-glue-point="2" draw:end-shape="id43" draw:end-glue-point="5" svg:d="M17014 51068c0 448 1 150 1 597" svg:viewBox="0 0 2 598">
          <text:p/>
        </draw:connector>
        <draw:custom-shape draw:style-name="gr16" draw:text-style-name="P2" xml:id="id116" draw:id="id116" draw:layer="layout" svg:width="4cm" svg:height="1cm" svg:x="39.6cm" svg:y="43.569cm">
          <text:p text:style-name="P1"><text:span text:style-name="T4">Seq2PepDecoy.t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41.6cm" svg:y1="44.569cm" svg:x2="41.58cm" svg:y2="50.069cm" draw:start-shape="id116" draw:start-glue-point="7" draw:end-shape="id92" draw:end-glue-point="0" svg:d="M41600 44569c0 4126-20 1377-20 5500" svg:viewBox="0 0 21 5501">
          <text:p/>
        </draw:connector>
        <draw:connector draw:style-name="gr12" draw:text-style-name="P1" draw:layer="layout" draw:line-skew="0.033cm" svg:x1="38.424cm" svg:y1="34.069cm" svg:x2="43.6cm" svg:y2="44.069cm" draw:start-shape="id66" draw:start-glue-point="1" draw:end-shape="id116" draw:end-glue-point="8" svg:d="M38424 34069h5711v10000h-535" svg:viewBox="0 0 5712 10001">
          <text:p/>
        </draw:connector>
        <draw:custom-shape draw:style-name="gr10" draw:text-style-name="P2" xml:id="id117" draw:id="id117" draw:layer="layout" svg:width="4.5cm" svg:height="1cm" svg:x="8.163cm" svg:y="12.966cm">
          <text:p text:style-name="P1"><text:span text:style-name="T1">Mode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3.097cm" svg:y1="11.965cm" svg:x2="10.413cm" svg:y2="12.966cm" draw:start-shape="id48" draw:start-glue-point="7" draw:end-shape="id117" draw:end-glue-point="0" svg:d="M13097 11965c0 751-2684 251-2684 1001" svg:viewBox="0 0 2685 1002">
          <text:p/>
        </draw:connector>
        <draw:connector draw:style-name="gr12" draw:text-style-name="P1" draw:layer="layout" draw:type="curve" svg:x1="10.413cm" svg:y1="13.966cm" svg:x2="10.397cm" svg:y2="14.866cm" draw:start-shape="id117" draw:start-glue-point="2" draw:end-shape="id76" draw:end-glue-point="5" svg:d="M10413 13966c0 676-16 227-16 900" svg:viewBox="0 0 17 901">
          <text:p/>
        </draw:connector>
        <draw:custom-shape draw:style-name="gr10" draw:text-style-name="P2" xml:id="id18" draw:id="id18" draw:layer="layout" svg:width="4.5cm" svg:height="1cm" svg:x="45.964cm" svg:y="12.967cm">
          <text:p text:style-name="P1"><text:span text:style-name="T1">Mode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45.497cm" svg:y1="11.967cm" svg:x2="48.214cm" svg:y2="12.967cm" draw:start-shape="id17" draw:start-glue-point="7" draw:end-shape="id18" draw:end-glue-point="0" svg:d="M45497 11967c0 751 2717 252 2717 1000" svg:viewBox="0 0 2718 1001">
          <text:p/>
        </draw:connector>
        <draw:custom-shape draw:style-name="gr10" draw:text-style-name="P2" xml:id="id77" draw:id="id77" draw:layer="layout" svg:width="4.5cm" svg:height="1cm" svg:x="14.764cm" svg:y="53.264cm">
          <text:p text:style-name="P1"><text:span text:style-name="T1">Normaliz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74" draw:id="id74" draw:layer="layout" svg:width="4cm" svg:height="1cm" svg:x="15.014cm" svg:y="54.868cm">
          <text:p text:style-name="P1"><text:span text:style-name="T1">MProt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17.015cm" svg:y1="52.665cm" svg:x2="17.014cm" svg:y2="53.264cm" draw:start-shape="id43" draw:start-glue-point="7" draw:end-shape="id77" draw:end-glue-point="0" svg:d="M17015 52665c0 450-1 151-1 599" svg:viewBox="0 0 2 600">
          <text:p/>
        </draw:connector>
        <draw:connector draw:style-name="gr12" draw:text-style-name="P1" draw:layer="layout" draw:type="curve" svg:x1="17.014cm" svg:y1="54.264cm" svg:x2="17.015cm" svg:y2="54.868cm" draw:start-shape="id77" draw:start-glue-point="2" draw:end-shape="id74" draw:end-glue-point="5" svg:d="M17014 54264c0 454 1 153 1 604" svg:viewBox="0 0 2 605">
          <text:p/>
        </draw:connector>
        <draw:connector draw:style-name="gr12" draw:text-style-name="P1" draw:layer="layout" draw:type="curve" svg:x1="19.014cm" svg:y1="55.368cm" svg:x2="21.43cm" svg:y2="53.564cm" draw:start-shape="id74" draw:start-glue-point="6" draw:end-shape="id46" draw:end-glue-point="3" svg:d="M19014 55368c1812 0 604-1804 2416-1804" svg:viewBox="0 0 2417 1805">
          <text:p/>
        </draw:connector>
        <draw:custom-shape draw:style-name="gr16" draw:text-style-name="P2" xml:id="id118" draw:id="id118" draw:layer="layout" svg:width="4cm" svg:height="1cm" svg:x="39.58cm" svg:y="51.666cm">
          <text:p text:style-name="P1"><text:span text:style-name="T1">Pep2Prot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19" draw:id="id119" draw:layer="layout" svg:width="4.5cm" svg:height="1cm" svg:x="32.664cm" svg:y="53.065cm">
          <text:p text:style-name="P1"><text:span text:style-name="T1">Correc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9" draw:id="id69" draw:layer="layout" svg:width="4.5cm" svg:height="1cm" svg:x="32.668cm" svg:y="49.869cm">
          <text:p text:style-name="P1"><text:span text:style-name="T1">Integrat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39.58cm" svg:y1="52.166cm" svg:x2="37.168cm" svg:y2="50.369cm" draw:start-shape="id118" draw:start-glue-point="6" draw:end-shape="id69" svg:d="M39580 52166c-1807 0-602-1797-2412-1797" svg:viewBox="0 0 2413 1798">
          <text:p/>
        </draw:connector>
        <draw:custom-shape draw:style-name="gr14" draw:text-style-name="P2" xml:id="id95" draw:id="id95" draw:layer="layout" svg:width="4cm" svg:height="1cm" svg:x="32.917cm" svg:y="51.47cm">
          <text:p text:style-name="P1"><text:span text:style-name="T1">LPProt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4.918cm" svg:y1="50.869cm" svg:x2="34.917cm" svg:y2="51.47cm" draw:start-shape="id69" draw:start-glue-point="2" draw:end-shape="id95" draw:end-glue-point="5" svg:d="M34918 50869c0 451-1 151-1 601" svg:viewBox="0 0 2 602">
          <text:p/>
        </draw:connector>
        <draw:connector draw:style-name="gr12" draw:text-style-name="P1" draw:layer="layout" draw:type="curve" svg:x1="34.917cm" svg:y1="52.47cm" svg:x2="34.914cm" svg:y2="53.065cm" draw:start-shape="id95" draw:start-glue-point="7" draw:end-shape="id119" draw:end-glue-point="0" svg:d="M34917 52470c0 447-3 150-3 595" svg:viewBox="0 0 4 596">
          <text:p/>
        </draw:connector>
        <draw:custom-shape draw:style-name="gr14" draw:text-style-name="P2" xml:id="id71" draw:id="id71" draw:layer="layout" svg:width="4cm" svg:height="1cm" svg:x="32.917cm" svg:y="54.871cm">
          <text:p text:style-name="P1"><text:span text:style-name="T1">LPCorrProt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34.914cm" svg:y1="54.065cm" svg:x2="34.917cm" svg:y2="54.871cm" draw:start-shape="id119" draw:start-glue-point="2" draw:end-shape="id71" draw:end-glue-point="5" svg:d="M34914 54065c0 606 3 203 3 806" svg:viewBox="0 0 4 807">
          <text:p/>
        </draw:connector>
        <draw:custom-shape draw:style-name="gr10" draw:text-style-name="P2" xml:id="id120" draw:id="id120" draw:layer="layout" svg:width="4.5cm" svg:height="1cm" svg:x="32.671cm" svg:y="56.666cm">
          <text:p text:style-name="P1"><text:span text:style-name="T1">Occa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34.917cm" svg:y1="55.871cm" svg:x2="34.921cm" svg:y2="56.666cm" draw:start-shape="id71" draw:start-glue-point="7" draw:end-shape="id120" draw:end-glue-point="0" svg:d="M34917 55871c0 597 4 200 4 795" svg:viewBox="0 0 5 796">
          <text:p/>
        </draw:connector>
        <draw:connector draw:style-name="gr18" draw:text-style-name="P1" draw:layer="layout" draw:type="curve" svg:x1="39.58cm" svg:y1="52.166cm" svg:x2="37.171cm" svg:y2="57.166cm" draw:start-shape="id118" draw:start-glue-point="6" draw:end-shape="id120" draw:end-glue-point="1" svg:d="M39580 52166c-1806 0-602 5000-2409 5000" svg:viewBox="0 0 2410 5001">
          <text:p/>
        </draw:connector>
        <draw:custom-shape draw:style-name="gr10" draw:text-style-name="P2" xml:id="id92" draw:id="id92" draw:layer="layout" svg:width="4.5cm" svg:height="1cm" svg:x="39.33cm" svg:y="50.069cm">
          <text:p text:style-name="P1"><text:span text:style-name="T1">Relato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41.58cm" svg:y1="51.069cm" svg:x2="41.58cm" svg:y2="51.666cm" draw:start-shape="id92" draw:start-glue-point="2" draw:end-shape="id118" draw:end-glue-point="5" svg:d="M41580 51069v597" svg:viewBox="0 0 1 598">
          <text:p/>
        </draw:connector>
        <draw:custom-shape draw:style-name="gr10" draw:text-style-name="P2" xml:id="id93" draw:id="id93" draw:layer="layout" svg:width="4.5cm" svg:height="1cm" svg:x="39.33cm" svg:y="53.265cm">
          <text:p text:style-name="P1"><text:span text:style-name="T1">Normaliz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94" draw:id="id94" draw:layer="layout" svg:width="4cm" svg:height="1cm" svg:x="39.58cm" svg:y="54.869cm">
          <text:p text:style-name="P1"><text:span text:style-name="T1">MProtDecoy.tsv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41.58cm" svg:y1="52.666cm" svg:x2="41.58cm" svg:y2="53.265cm" draw:start-shape="id118" draw:start-glue-point="7" draw:end-shape="id93" draw:end-glue-point="0" svg:d="M41580 52666v599" svg:viewBox="0 0 1 600">
          <text:p/>
        </draw:connector>
        <draw:connector draw:style-name="gr12" draw:text-style-name="P1" draw:layer="layout" draw:type="curve" svg:x1="41.58cm" svg:y1="54.265cm" svg:x2="41.58cm" svg:y2="54.869cm" draw:start-shape="id93" draw:start-glue-point="2" draw:end-shape="id94" draw:end-glue-point="5" svg:d="M41580 54265v604" svg:viewBox="0 0 1 605">
          <text:p/>
        </draw:connector>
        <draw:connector draw:style-name="gr12" draw:text-style-name="P1" draw:layer="layout" draw:type="curve" svg:x1="39.58cm" svg:y1="55.369cm" svg:x2="37.164cm" svg:y2="53.565cm" draw:start-shape="id94" draw:start-glue-point="6" draw:end-shape="id119" draw:end-glue-point="1" svg:d="M39580 55369c-1810 0-603-1804-2416-1804" svg:viewBox="0 0 2417 1805">
          <text:p/>
        </draw:connector>
        <draw:custom-shape draw:style-name="gr20" draw:text-style-name="P1" draw:layer="layout" svg:width="5.209cm" svg:height="9cm" svg:x="21cm" svg:y="49.5cm">
          <text:p/>
          <draw:enhanced-geometry svg:viewBox="0 0 21600 21600" draw:path-stretchpoint-x="10800" draw:path-stretchpoint-y="10800" draw:text-areas="?f3 ?f4 ?f5 ?f6" draw:type="round-rectangle" draw:modifiers="1778.57965451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4cm" svg:height="0.729cm" svg:x="21.3cm" svg:y="57.871cm">
          <draw:text-box>
            <text:p><text:span text:style-name="T1">OccamIntegrator</text:span></text:p>
          </draw:text-box>
        </draw:frame>
        <draw:custom-shape draw:style-name="gr20" draw:text-style-name="P1" draw:layer="layout" svg:width="5.209cm" svg:height="9cm" svg:x="32.369cm" svg:y="49.501cm">
          <text:p/>
          <draw:enhanced-geometry svg:viewBox="0 0 21600 21600" draw:path-stretchpoint-x="10800" draw:path-stretchpoint-y="10800" draw:text-areas="?f3 ?f4 ?f5 ?f6" draw:type="round-rectangle" draw:modifiers="1778.57965451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4cm" svg:height="0.729cm" svg:x="32.5cm" svg:y="57.872cm">
          <draw:text-box>
            <text:p><text:span text:style-name="T1">OccamIntegrator</text:span></text:p>
          </draw:text-box>
        </draw:frame>
        <draw:custom-shape draw:style-name="gr16" draw:text-style-name="P2" xml:id="id96" draw:id="id96" draw:layer="layout" svg:width="4cm" svg:height="1cm" svg:x="19.24cm" svg:y="78.965cm">
          <text:p text:style-name="P1"><text:span text:style-name="T1">Pep2GenTarget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21" draw:id="id121" draw:layer="layout" svg:width="4.5cm" svg:height="1cm" svg:x="18.982cm" svg:y="77.269cm">
          <text:p text:style-name="P1"><text:span text:style-name="T1">Relato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1.232cm" svg:y1="78.269cm" svg:x2="21.241cm" svg:y2="78.965cm" draw:start-shape="id121" draw:start-glue-point="2" draw:end-shape="id96" draw:end-glue-point="5" svg:d="M21232 78269c0 523 9 176 9 696" svg:viewBox="0 0 10 697">
          <text:p/>
        </draw:connector>
        <draw:connector draw:style-name="gr12" draw:text-style-name="P1" draw:layer="layout" draw:type="curve" svg:x1="29.279cm" svg:y1="66.264cm" svg:x2="21.232cm" svg:y2="77.269cm" draw:start-shape="id73" draw:start-glue-point="7" draw:end-shape="id121" draw:end-glue-point="0" svg:d="M29279 66264c0 8254-8047 2752-8047 11005" svg:viewBox="0 0 8048 11006">
          <text:p/>
        </draw:connector>
        <draw:connector draw:style-name="gr12" draw:text-style-name="P1" draw:layer="layout" draw:line-skew="-2.512cm" svg:x1="15.014cm" svg:y1="52.165cm" svg:x2="18.982cm" svg:y2="77.769cm" draw:start-shape="id43" draw:start-glue-point="8" draw:end-shape="id121" draw:end-glue-point="3" svg:d="M15014 52165h-3014v25604h6982" svg:viewBox="0 0 6983 25605">
          <text:p/>
        </draw:connector>
        <draw:custom-shape draw:style-name="gr16" draw:text-style-name="P2" xml:id="id123" draw:id="id123" draw:layer="layout" svg:width="4cm" svg:height="1cm" svg:x="35.327cm" svg:y="78.966cm">
          <text:p text:style-name="P1"><text:span text:style-name="T1">Pep2GenDecoy.tsv</text:span></text:p>
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22" draw:id="id122" draw:layer="layout" svg:width="4.5cm" svg:height="1cm" svg:x="35.074cm" svg:y="77.27cm">
          <text:p text:style-name="P1"><text:span text:style-name="T1">Relato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2.418cm" svg:x1="43.58cm" svg:y1="52.166cm" svg:x2="39.574cm" svg:y2="77.77cm" draw:start-shape="id118" draw:start-glue-point="8" draw:end-shape="id122" draw:end-glue-point="1" svg:d="M43580 52166h2920v25604h-6926" svg:viewBox="0 0 6927 25605">
          <text:p/>
        </draw:connector>
        <draw:connector draw:style-name="gr12" draw:text-style-name="P1" draw:layer="layout" draw:type="curve" svg:x1="29.279cm" svg:y1="66.264cm" svg:x2="37.324cm" svg:y2="77.27cm" draw:start-shape="id73" draw:start-glue-point="7" draw:end-shape="id122" draw:end-glue-point="0" svg:d="M29279 66264c0 8256 8045 2753 8045 11006" svg:viewBox="0 0 8046 11007">
          <text:p/>
        </draw:connector>
        <draw:connector draw:style-name="gr12" draw:text-style-name="P1" draw:layer="layout" draw:type="curve" svg:x1="37.324cm" svg:y1="78.27cm" svg:x2="37.328cm" svg:y2="78.966cm" draw:start-shape="id122" draw:start-glue-point="2" draw:end-shape="id123" draw:end-glue-point="5" svg:d="M37324 78270c0 523 4 176 4 696" svg:viewBox="0 0 5 697">
          <text:p/>
        </draw:connector>
        <draw:connector draw:style-name="gr12" draw:text-style-name="P1" draw:layer="layout" draw:type="curve" svg:x1="37.328cm" svg:y1="79.966cm" svg:x2="37.324cm" svg:y2="80.567cm" draw:start-shape="id123" draw:start-glue-point="7" draw:end-shape="id99" draw:end-glue-point="0" svg:d="M37328 79966c0 451-4 151-4 601" svg:viewBox="0 0 5 602">
          <text:p/>
        </draw:connector>
        <draw:custom-shape draw:style-name="gr10" draw:text-style-name="P2" xml:id="id124" draw:id="id124" draw:layer="layout" svg:width="4.5cm" svg:height="1cm" svg:x="39.975cm" svg:y="78.971cm">
          <text:p text:style-name="P1"><text:span text:style-name="T1">FdrTagg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39.327cm" svg:y1="79.466cm" svg:x2="39.975cm" svg:y2="79.471cm" draw:start-shape="id123" draw:start-glue-point="6" draw:end-shape="id124" draw:end-glue-point="3" svg:d="M39327 79466c486 0 162 5 648 5" svg:viewBox="0 0 649 6">
          <text:p/>
        </draw:connector>
        <draw:connector draw:style-name="gr12" draw:text-style-name="P1" draw:layer="layout" draw:line-skew="2.523cm" svg:x1="34.28cm" svg:y1="48.069cm" svg:x2="44.475cm" svg:y2="79.471cm" draw:start-shape="id67" draw:start-glue-point="6" draw:end-shape="id124" draw:end-glue-point="1" svg:d="M34280 48069h13220v31402h-3025" svg:viewBox="0 0 13221 31403">
          <text:p/>
        </draw:connector>
        <draw:custom-shape draw:style-name="gr10" draw:text-style-name="P2" xml:id="id125" draw:id="id125" draw:layer="layout" svg:width="4.5cm" svg:height="1cm" svg:x="14.101cm" svg:y="78.972cm">
          <text:p text:style-name="P1"><text:span text:style-name="T1">FdrTagg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-2.675cm" svg:x1="24.276cm" svg:y1="48.068cm" svg:x2="14.101cm" svg:y2="79.472cm" draw:start-shape="id21" draw:start-glue-point="6" draw:end-shape="id125" draw:end-glue-point="3" svg:d="M24276 48068h-13351v31404h3176" svg:viewBox="0 0 13352 31405">
          <text:p/>
        </draw:connector>
        <draw:connector draw:style-name="gr22" draw:text-style-name="P1" draw:layer="layout" draw:type="curve" svg:x1="18.601cm" svg:y1="79.472cm" svg:x2="19.24cm" svg:y2="79.465cm" draw:start-shape="id125" draw:start-glue-point="1" draw:end-shape="id96" draw:end-glue-point="8" svg:d="M18601 79472c480 0 161-7 639-7" svg:viewBox="0 0 640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Fin_20_de_20_línea_20_1" draw:display-name="Fin de línea 1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6cm" fo:page-height="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7DT16H19M58S</meta:editing-duration>
    <meta:editing-cycles>128</meta:editing-cycles>
    <meta:generator>LibreOffice/4.2.8.2$Linux_X86_64 LibreOffice_project/420m0$Build-2</meta:generator>
    <dc:date>2015-11-30T23:37:52.464890672</dc:date>
    <dc:creator>Gorka Prieto</dc:creator>
    <meta:document-statistic meta:object-count="314"/>
  </office:meta>
</office:document-meta>
</file>